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0" style:family="paragraph">
      <style:paragraph-properties fo:break-before="page"/>
      <style:text-properties fo:font-size="24pt" style:font-size-asian="24pt" style:font-size-complex="24pt"/>
    </style:style>
    <style:style style:name="P2" style:parent-style-name="Standard" style:family="paragraph">
      <style:text-properties fo:font-size="24pt" style:font-size-asian="24pt" style:font-size-complex="24pt"/>
    </style:style>
    <style:style style:name="P3" style:parent-style-name="Standard" style:family="paragraph">
      <style:text-properties fo:font-size="24pt" style:font-size-asian="24pt" style:font-size-complex="24pt"/>
    </style:style>
    <style:style style:name="P4" style:parent-style-name="Standard" style:family="paragraph">
      <style:text-properties fo:font-size="24pt" style:font-size-asian="24pt" style:font-size-complex="24pt"/>
    </style:style>
    <style:style style:name="P5" style:parent-style-name="Standard" style:family="paragraph">
      <style:text-properties fo:font-size="24pt" style:font-size-asian="24pt" style:font-size-complex="24pt"/>
    </style:style>
    <style:style style:name="P6" style:parent-style-name="Standard" style:family="paragraph">
      <style:text-properties fo:font-size="24pt" style:font-size-asian="24pt" style:font-size-complex="24pt"/>
    </style:style>
    <style:style style:name="P7" style:parent-style-name="Standard" style:family="paragraph">
      <style:text-properties fo:font-size="24pt" style:font-size-asian="24pt" style:font-size-complex="24pt"/>
    </style:style>
    <style:style style:name="P8" style:parent-style-name="Standard" style:family="paragraph">
      <style:text-properties fo:font-size="24pt" style:font-size-asian="24pt" style:font-size-complex="24pt"/>
    </style:style>
    <style:style style:name="P9" style:parent-style-name="Standard" style:family="paragraph">
      <style:text-properties fo:font-size="24pt" style:font-size-asian="24pt" style:font-size-complex="24pt" fo:language="de" fo:country="DE"/>
    </style:style>
    <style:style style:name="P10" style:parent-style-name="Standard" style:family="paragraph">
      <style:text-properties fo:font-size="24pt" style:font-size-asian="24pt" style:font-size-complex="24pt" fo:language="de" fo:country="DE"/>
    </style:style>
    <style:style style:name="P11" style:parent-style-name="Standard" style:family="paragraph">
      <style:text-properties fo:language="de" fo:country="DE"/>
    </style:style>
    <style:style style:name="P12" style:parent-style-name="Standard" style:family="paragraph">
      <style:text-properties fo:language="de" fo:country="DE"/>
    </style:style>
    <style:style style:name="P13" style:parent-style-name="Standard" style:family="paragraph">
      <style:text-properties fo:language="de" fo:country="DE"/>
    </style:style>
    <style:style style:name="P14" style:parent-style-name="Standard" style:family="paragraph">
      <style:text-properties fo:language="de" fo:country="DE"/>
    </style:style>
    <style:style style:name="P15" style:parent-style-name="Standard" style:family="paragraph">
      <style:text-properties fo:language="de" fo:country="DE"/>
    </style:style>
    <style:style style:name="P16" style:parent-style-name="Standard" style:family="paragraph">
      <style:text-properties fo:language="de" fo:country="DE"/>
    </style:style>
    <style:style style:name="P17" style:parent-style-name="Standard" style:family="paragraph">
      <style:text-properties fo:language="de" fo:country="DE"/>
    </style:style>
    <style:style style:name="P18" style:parent-style-name="Standard" style:family="paragraph">
      <style:text-properties fo:language="de" fo:country="DE"/>
    </style:style>
    <style:style style:name="P19" style:parent-style-name="Standard" style:family="paragraph">
      <style:text-properties fo:color="#C9211E" fo:language="de" fo:country="DE"/>
    </style:style>
    <style:style style:name="P20" style:parent-style-name="Textbody" style:family="paragraph">
      <style:text-properties fo:color="#C9211E" fo:language="de" fo:country="DE"/>
    </style:style>
    <style:style style:name="P21" style:parent-style-name="Textbody" style:family="paragraph">
      <style:paragraph-properties fo:break-before="page"/>
      <style:text-properties fo:font-style="italic" style:font-style-asian="italic" style:font-style-complex="italic"/>
    </style:style>
    <style:style style:name="P22" style:parent-style-name="Textbody" style:family="paragraph">
      <style:text-properties fo:font-style="italic" style:font-style-asian="italic" style:font-style-complex="italic" fo:language="de" fo:country="DE"/>
    </style:style>
    <style:style style:name="P23" style:parent-style-name="Textbody" style:family="paragraph">
      <style:text-properties fo:font-style="italic" style:font-style-asian="italic" style:font-style-complex="italic" fo:language="de" fo:country="DE"/>
    </style:style>
    <style:style style:name="P24" style:parent-style-name="Textbody" style:family="paragraph">
      <style:text-properties fo:font-style="italic" style:font-style-asian="italic" style:font-style-complex="italic" fo:language="de" fo:country="DE"/>
    </style:style>
    <style:style style:name="P25" style:parent-style-name="Textbody" style:family="paragraph">
      <style:text-properties fo:font-style="italic" style:font-style-asian="italic" style:font-style-complex="italic" fo:language="de" fo:country="DE"/>
    </style:style>
    <style:style style:name="P26" style:parent-style-name="Textbody" style:family="paragraph">
      <style:text-properties fo:font-style="italic" style:font-style-asian="italic" style:font-style-complex="italic" fo:language="de" fo:country="DE"/>
    </style:style>
    <style:style style:name="P27" style:parent-style-name="Textbody" style:family="paragraph">
      <style:text-properties fo:font-style="italic" style:font-style-asian="italic" style:font-style-complex="italic" fo:language="de" fo:country="DE"/>
    </style:style>
    <style:style style:name="P28" style:parent-style-name="Textbody" style:family="paragraph">
      <style:text-properties fo:font-style="italic" style:font-style-asian="italic" style:font-style-complex="italic" fo:language="de" fo:country="DE"/>
    </style:style>
    <style:style style:name="P29" style:parent-style-name="Textbody" style:family="paragraph">
      <style:text-properties fo:font-style="italic" style:font-style-asian="italic" style:font-style-complex="italic" fo:language="de" fo:country="DE"/>
    </style:style>
    <style:style style:name="P30" style:parent-style-name="Textbody" style:family="paragraph">
      <style:text-properties fo:font-style="italic" style:font-style-asian="italic" style:font-style-complex="italic" fo:language="de" fo:country="DE"/>
    </style:style>
    <style:style style:name="P31" style:parent-style-name="Textbody" style:family="paragraph">
      <style:text-properties fo:font-style="italic" style:font-style-asian="italic" style:font-style-complex="italic" fo:language="de" fo:country="DE"/>
    </style:style>
    <style:style style:name="P32" style:parent-style-name="Textbody" style:family="paragraph">
      <style:text-properties fo:font-style="italic" style:font-style-asian="italic" style:font-style-complex="italic" fo:language="de" fo:country="DE"/>
    </style:style>
    <style:style style:name="P33" style:parent-style-name="Textbody" style:family="paragraph">
      <style:text-properties fo:font-weight="bold" style:font-weight-asian="bold" style:font-weight-complex="bold" fo:font-style="italic" style:font-style-asian="italic" style:font-style-complex="italic" fo:language="de" fo:country="DE"/>
    </style:style>
    <style:style style:name="P34" style:parent-style-name="Textbody" style:family="paragraph">
      <style:text-properties fo:font-style="italic" style:font-style-asian="italic" style:font-style-complex="italic"/>
    </style:style>
    <style:style style:name="P35" style:parent-style-name="Textbody" style:family="paragraph"/>
    <style:style style:name="T36" style:parent-style-name="Absatz-Standardschriftart" style:family="text">
      <style:text-properties fo:font-style="italic" style:font-style-asian="italic" style:font-style-complex="italic" fo:language="de" fo:country="DE"/>
    </style:style>
    <style:style style:name="T37" style:parent-style-name="Absatz-Standardschriftart" style:family="text">
      <style:text-properties fo:font-style="italic" style:font-style-asian="italic" style:font-style-complex="italic"/>
    </style:style>
    <style:style style:name="P38" style:parent-style-name="Textbody" style:family="paragraph">
      <style:text-properties fo:font-style="italic" style:font-style-asian="italic" style:font-style-complex="italic" fo:language="de" fo:country="DE"/>
    </style:style>
    <style:style style:name="P39" style:parent-style-name="Textbody" style:family="paragraph">
      <style:text-properties fo:font-style="italic" style:font-style-asian="italic" style:font-style-complex="italic" fo:language="de" fo:country="DE"/>
    </style:style>
    <style:style style:name="P40" style:parent-style-name="Textbody" style:family="paragraph">
      <style:text-properties fo:font-style="italic" style:font-style-asian="italic" style:font-style-complex="italic" fo:language="de" fo:country="DE"/>
    </style:style>
    <style:style style:name="P41" style:parent-style-name="Textbody" style:family="paragraph">
      <style:text-properties fo:font-style="italic" style:font-style-asian="italic" style:font-style-complex="italic" fo:language="de" fo:country="DE"/>
    </style:style>
    <style:style style:name="P42" style:parent-style-name="Textbody" style:family="paragraph">
      <style:text-properties fo:font-style="italic" style:font-style-asian="italic" style:font-style-complex="italic" fo:language="de" fo:country="DE"/>
    </style:style>
    <style:style style:name="P43" style:parent-style-name="Textbody" style:family="paragraph">
      <style:text-properties fo:font-style="italic" style:font-style-asian="italic" style:font-style-complex="italic" fo:language="de" fo:country="DE"/>
    </style:style>
    <style:style style:name="P44" style:parent-style-name="Textbody" style:family="paragraph">
      <style:text-properties fo:font-style="italic" style:font-style-asian="italic" style:font-style-complex="italic" fo:language="de" fo:country="DE"/>
    </style:style>
    <style:style style:name="P45" style:parent-style-name="Textbody" style:family="paragraph">
      <style:text-properties fo:font-style="italic" style:font-style-asian="italic" style:font-style-complex="italic" fo:language="de" fo:country="DE"/>
    </style:style>
    <style:style style:name="P46" style:parent-style-name="Textbody" style:family="paragraph">
      <style:text-properties fo:font-style="italic" style:font-style-asian="italic" style:font-style-complex="italic" fo:language="de" fo:country="DE"/>
    </style:style>
    <style:style style:name="P47" style:parent-style-name="Textbody" style:family="paragraph">
      <style:text-properties fo:font-style="italic" style:font-style-asian="italic" style:font-style-complex="italic"/>
    </style:style>
    <style:style style:name="P48" style:parent-style-name="Textbody" style:family="paragraph"/>
    <style:style style:name="T49" style:parent-style-name="Absatz-Standardschriftart" style:family="text">
      <style:text-properties fo:font-style="italic" style:font-style-asian="italic" style:font-style-complex="italic" fo:language="de" fo:country="DE"/>
    </style:style>
    <style:style style:name="T50" style:parent-style-name="Absatz-Standardschriftart" style:family="text">
      <style:text-properties fo:font-style="italic" style:font-style-asian="italic" style:font-style-complex="italic" fo:color="#000000" fo:language="de" fo:country="DE"/>
    </style:style>
    <style:style style:name="P51" style:parent-style-name="Textbody" style:family="paragraph">
      <style:text-properties fo:font-style="italic" style:font-style-asian="italic" style:font-style-complex="italic" fo:color="#000000" fo:language="de" fo:country="DE"/>
    </style:style>
    <style:style style:name="P52" style:parent-style-name="Textbody" style:family="paragraph">
      <style:text-properties fo:font-style="italic" style:font-style-asian="italic" style:font-style-complex="italic" fo:color="#000000"/>
    </style:style>
    <style:style style:name="P53" style:parent-style-name="Textbody" style:family="paragraph">
      <style:text-properties fo:font-style="italic" style:font-style-asian="italic" style:font-style-complex="italic" fo:color="#000000"/>
    </style:style>
    <style:style style:name="P54" style:parent-style-name="Textbody" style:family="paragraph">
      <style:text-properties fo:font-style="italic" style:font-style-asian="italic" style:font-style-complex="italic" fo:color="#000000" fo:language="de" fo:country="DE"/>
    </style:style>
    <style:style style:name="P55" style:parent-style-name="Textbody" style:family="paragraph">
      <style:text-properties fo:font-style="italic" style:font-style-asian="italic" style:font-style-complex="italic" fo:color="#000000" fo:language="de" fo:country="DE"/>
    </style:style>
    <style:style style:name="P56" style:parent-style-name="Textbody" style:family="paragraph">
      <style:text-properties fo:font-style="italic" style:font-style-asian="italic" style:font-style-complex="italic" fo:color="#000000"/>
    </style:style>
    <style:style style:name="P57" style:parent-style-name="Textbody" style:family="paragraph">
      <style:text-properties fo:font-style="italic" style:font-style-asian="italic" style:font-style-complex="italic" fo:color="#000000" fo:language="de" fo:country="DE"/>
    </style:style>
    <style:style style:name="P58" style:parent-style-name="Textbody" style:family="paragraph">
      <style:text-properties fo:font-style="italic" style:font-style-asian="italic" style:font-style-complex="italic" fo:color="#000000" fo:language="de" fo:country="DE"/>
    </style:style>
    <style:style style:name="P59" style:parent-style-name="Textbody" style:family="paragraph">
      <style:text-properties fo:font-style="italic" style:font-style-asian="italic" style:font-style-complex="italic" fo:color="#000000"/>
    </style:style>
    <style:style style:name="P60" style:parent-style-name="Textbody" style:family="paragraph">
      <style:text-properties fo:font-style="italic" style:font-style-asian="italic" style:font-style-complex="italic" fo:color="#000000" fo:language="de" fo:country="DE"/>
    </style:style>
    <style:style style:name="P61" style:parent-style-name="Textbody" style:family="paragraph">
      <style:text-properties fo:font-style="italic" style:font-style-asian="italic" style:font-style-complex="italic" fo:color="#000000" fo:language="de" fo:country="DE"/>
    </style:style>
    <style:style style:name="P62" style:parent-style-name="Textbody" style:family="paragraph">
      <style:text-properties fo:font-style="italic" style:font-style-asian="italic" style:font-style-complex="italic" fo:color="#000000"/>
    </style:style>
    <style:style style:name="P63" style:parent-style-name="Textbody" style:family="paragraph">
      <style:text-properties fo:font-style="italic" style:font-style-asian="italic" style:font-style-complex="italic"/>
    </style:style>
    <style:style style:name="P64" style:parent-style-name="Textbody" style:family="paragraph">
      <style:text-properties fo:font-style="italic" style:font-style-asian="italic" style:font-style-complex="italic"/>
    </style:style>
    <style:style style:name="P65" style:parent-style-name="Textbody" style:family="paragraph">
      <style:text-properties fo:font-style="italic" style:font-style-asian="italic" style:font-style-complex="italic"/>
    </style:style>
    <style:style style:name="P66" style:parent-style-name="Textbody" style:family="paragraph">
      <style:text-properties fo:font-style="italic" style:font-style-asian="italic" style:font-style-complex="italic"/>
    </style:style>
    <style:style style:name="P67" style:parent-style-name="Textbody" style:family="paragraph">
      <style:text-properties fo:font-style="italic" style:font-style-asian="italic" style:font-style-complex="italic"/>
    </style:style>
    <style:style style:name="T68" style:parent-style-name="Absatz-Standardschriftart" style:family="text">
      <style:text-properties fo:language="de" fo:country="DE"/>
    </style:style>
    <style:style style:name="T69" style:parent-style-name="Absatz-Standardschriftart" style:family="text">
      <style:text-properties fo:font-size="18pt" style:font-size-asian="18pt" style:font-size-complex="18pt" fo:language="de" fo:country="DE"/>
    </style:style>
    <style:style style:name="T70" style:parent-style-name="Absatz-Standardschriftart" style:family="text">
      <style:text-properties fo:language="de" fo:country="DE"/>
    </style:style>
    <style:style style:name="P71" style:parent-style-name="Überschrift3" style:family="paragraph">
      <style:text-properties fo:language="de" fo:country="DE"/>
    </style:style>
    <style:style style:name="P72" style:parent-style-name="Textbody" style:family="paragraph">
      <style:text-properties fo:font-style="italic" style:font-style-asian="italic" style:font-style-complex="italic" fo:color="#3465A4" fo:language="de" fo:country="DE"/>
    </style:style>
    <style:style style:name="P73" style:parent-style-name="Textbody" style:family="paragraph">
      <style:text-properties fo:font-style="italic" style:font-style-asian="italic" style:font-style-complex="italic" fo:color="#000000" fo:language="de" fo:country="DE"/>
    </style:style>
    <style:style style:name="P74" style:parent-style-name="Textbody" style:family="paragraph">
      <style:text-properties fo:font-style="italic" style:font-style-asian="italic" style:font-style-complex="italic" fo:color="#000000" fo:language="de" fo:country="DE"/>
    </style:style>
    <style:style style:name="P75" style:parent-style-name="Überschrift3" style:family="paragraph">
      <style:text-properties fo:language="de" fo:country="DE"/>
    </style:style>
    <style:style style:name="P76" style:parent-style-name="Textbody" style:family="paragraph">
      <style:text-properties fo:font-style="italic" style:font-style-asian="italic" style:font-style-complex="italic" fo:color="#3465A4" fo:language="de" fo:country="DE"/>
    </style:style>
    <style:style style:name="T77" style:parent-style-name="Absatz-Standardschriftart" style:family="text">
      <style:text-properties fo:font-style="italic" style:font-style-asian="italic" style:font-style-complex="italic" fo:color="#000000" fo:language="de" fo:country="DE"/>
    </style:style>
    <style:style style:name="T78" style:parent-style-name="Absatz-Standardschriftart" style:family="text">
      <style:text-properties fo:font-style="italic" style:font-style-asian="italic" style:font-style-complex="italic" fo:color="#000000" fo:language="de" fo:country="DE"/>
    </style:style>
    <style:style style:name="P79" style:parent-style-name="Textbody" style:family="paragraph"/>
    <style:style style:name="T80" style:parent-style-name="Absatz-Standardschriftart" style:family="text">
      <style:text-properties fo:font-style="italic" style:font-style-asian="italic" style:font-style-complex="italic" fo:color="#000000" fo:language="de" fo:country="DE"/>
    </style:style>
    <style:style style:name="P81" style:parent-style-name="Textbody" style:family="paragraph"/>
    <style:style style:name="T82" style:parent-style-name="Absatz-Standardschriftart" style:family="text">
      <style:text-properties fo:font-style="italic" style:font-style-asian="italic" style:font-style-complex="italic" fo:color="#000000"/>
    </style:style>
    <style:style style:name="T83" style:parent-style-name="Absatz-Standardschriftart" style:family="text">
      <style:text-properties fo:font-style="italic" style:font-style-asian="italic" style:font-style-complex="italic" fo:color="#000000" fo:background-color="#FFFF00"/>
    </style:style>
    <style:style style:name="T84" style:parent-style-name="Absatz-Standardschriftart" style:family="text">
      <style:text-properties fo:font-style="italic" style:font-style-asian="italic" style:font-style-complex="italic" fo:color="#000000"/>
    </style:style>
    <style:style style:name="P85" style:parent-style-name="Textbody" style:family="paragraph">
      <style:paragraph-properties fo:margin-left="0.25in">
        <style:tab-stops/>
      </style:paragraph-properties>
    </style:style>
    <style:style style:name="T86" style:parent-style-name="Absatz-Standardschriftart" style:family="text">
      <style:text-properties fo:font-style="italic" style:font-style-asian="italic" style:font-style-complex="italic" fo:color="#000000" fo:language="de" fo:country="DE"/>
    </style:style>
    <style:style style:name="T87" style:parent-style-name="Absatz-Standardschriftart" style:family="text">
      <style:text-properties fo:font-style="italic" style:font-style-asian="italic" style:font-style-complex="italic" fo:color="#000000" fo:background-color="#FFFF00" fo:language="de" fo:country="DE"/>
    </style:style>
    <style:style style:name="T88" style:parent-style-name="Absatz-Standardschriftart" style:family="text">
      <style:text-properties fo:font-style="italic" style:font-style-asian="italic" style:font-style-complex="italic" fo:color="#000000" fo:language="de" fo:country="DE"/>
    </style:style>
    <style:style style:name="P89" style:parent-style-name="Überschrift3" style:family="paragraph">
      <style:text-properties fo:language="de" fo:country="DE"/>
    </style:style>
    <style:style style:name="P90" style:parent-style-name="Textbody" style:family="paragraph">
      <style:text-properties fo:font-style="italic" style:font-style-asian="italic" style:font-style-complex="italic" fo:color="#3465A4" fo:language="de" fo:country="DE"/>
    </style:style>
    <style:style style:name="P91" style:parent-style-name="Textbody" style:family="paragraph">
      <style:text-properties fo:font-style="italic" style:font-style-asian="italic" style:font-style-complex="italic" fo:color="#000000" fo:language="de" fo:country="DE"/>
    </style:style>
    <style:style style:name="P92" style:parent-style-name="Textbody" style:family="paragraph">
      <style:text-properties fo:font-style="italic" style:font-style-asian="italic" style:font-style-complex="italic" fo:color="#3465A4" fo:language="de" fo:country="DE"/>
    </style:style>
    <style:style style:name="T93" style:parent-style-name="Absatz-Standardschriftart" style:family="text">
      <style:text-properties fo:font-size="18pt" style:font-size-asian="18pt" style:font-size-complex="18pt"/>
    </style:style>
    <style:style style:name="T94" style:parent-style-name="Absatz-Standardschriftart" style:family="text">
      <style:text-properties fo:language="de" fo:country="DE"/>
    </style:style>
    <style:style style:name="P95" style:parent-style-name="Textbody" style:family="paragraph">
      <style:text-properties fo:font-style="italic" style:font-style-asian="italic" style:font-style-complex="italic" fo:color="#3465A4" fo:language="de" fo:country="DE"/>
    </style:style>
    <style:style style:name="P96" style:parent-style-name="Textbody" style:family="paragraph">
      <style:text-properties fo:font-style="italic" style:font-style-asian="italic" style:font-style-complex="italic" fo:color="#000000" fo:language="de" fo:country="DE"/>
    </style:style>
    <style:style style:name="P97" style:parent-style-name="Textbody" style:family="paragraph">
      <style:text-properties fo:font-style="italic" style:font-style-asian="italic" style:font-style-complex="italic" fo:color="#000000" fo:language="de" fo:country="DE"/>
    </style:style>
    <style:style style:name="P98" style:parent-style-name="Textbody" style:family="paragraph">
      <style:text-properties fo:font-style="italic" style:font-style-asian="italic" style:font-style-complex="italic" fo:color="#000000" fo:language="de" fo:country="DE"/>
    </style:style>
    <style:style style:name="P99" style:parent-style-name="Textbody" style:family="paragraph">
      <style:text-properties fo:font-style="italic" style:font-style-asian="italic" style:font-style-complex="italic" fo:color="#000000" fo:language="de" fo:country="DE"/>
    </style:style>
    <style:style style:name="P100" style:parent-style-name="Textbody" style:family="paragraph">
      <style:text-properties fo:font-style="italic" style:font-style-asian="italic" style:font-style-complex="italic" fo:color="#3465A4" fo:language="de" fo:country="DE"/>
    </style:style>
    <style:style style:name="P101" style:parent-style-name="Überschrift3" style:family="paragraph">
      <style:text-properties fo:language="de" fo:country="DE"/>
    </style:style>
    <style:style style:name="P102" style:parent-style-name="Textbody" style:family="paragraph">
      <style:text-properties fo:font-style="italic" style:font-style-asian="italic" style:font-style-complex="italic" fo:color="#3465A4" fo:language="de" fo:country="DE"/>
    </style:style>
    <style:style style:name="P103" style:parent-style-name="Textbody" style:family="paragraph">
      <style:text-properties fo:font-style="italic" style:font-style-asian="italic" style:font-style-complex="italic" fo:color="#000000" fo:language="de" fo:country="DE"/>
    </style:style>
    <style:style style:name="P104" style:parent-style-name="Überschrift4" style:family="paragraph">
      <style:text-properties fo:language="de" fo:country="DE"/>
    </style:style>
    <style:style style:name="P105" style:parent-style-name="Textbody" style:family="paragraph">
      <style:text-properties fo:language="de" fo:country="DE"/>
    </style:style>
    <style:style style:name="P106" style:parent-style-name="StandardWeb" style:family="paragraph">
      <style:text-properties fo:language="de" fo:country="DE"/>
    </style:style>
    <style:style style:name="T107" style:parent-style-name="Absatz-Standardschriftart" style:family="text">
      <style:text-properties fo:language="de" fo:country="DE"/>
    </style:style>
    <style:style style:name="P108" style:parent-style-name="Überschrift4" style:family="paragraph">
      <style:text-properties fo:language="de" fo:country="DE"/>
    </style:style>
    <style:style style:name="P109" style:parent-style-name="StandardWeb" style:family="paragraph">
      <style:text-properties fo:language="de" fo:country="DE"/>
    </style:style>
    <style:style style:name="P110" style:parent-style-name="StandardWeb" style:family="paragraph">
      <style:text-properties fo:language="de" fo:country="DE"/>
    </style:style>
    <style:style style:name="T111" style:parent-style-name="Absatz-Standardschriftart" style:family="text">
      <style:text-properties fo:language="de" fo:country="DE"/>
    </style:style>
    <style:style style:name="P112" style:parent-style-name="Überschrift4" style:family="paragraph">
      <style:text-properties fo:language="de" fo:country="DE"/>
    </style:style>
    <style:style style:name="P113" style:parent-style-name="Überschrift4" style:family="paragraph">
      <style:text-properties fo:language="de" fo:country="DE"/>
    </style:style>
    <style:style style:name="P114" style:parent-style-name="Überschrift4" style:family="paragraph">
      <style:text-properties fo:language="de" fo:country="DE"/>
    </style:style>
    <style:style style:name="P115" style:parent-style-name="StandardWeb" style:family="paragraph">
      <style:text-properties fo:language="de" fo:country="DE"/>
    </style:style>
    <style:style style:name="P116" style:parent-style-name="StandardWeb" style:family="paragraph">
      <style:text-properties fo:language="de" fo:country="DE"/>
    </style:style>
    <style:style style:name="P117" style:parent-style-name="StandardWeb" style:family="paragraph">
      <style:text-properties fo:language="de" fo:country="DE"/>
    </style:style>
    <style:style style:name="P118" style:parent-style-name="Überschrift4" style:family="paragraph">
      <style:text-properties fo:language="de" fo:country="DE"/>
    </style:style>
    <style:style style:name="P119" style:parent-style-name="Textbody" style:family="paragraph">
      <style:text-properties fo:language="de" fo:country="DE"/>
    </style:style>
    <style:style style:name="T120" style:parent-style-name="Absatz-Standardschriftart" style:family="text">
      <style:text-properties fo:language="de" fo:country="DE"/>
    </style:style>
    <style:style style:name="P121" style:parent-style-name="Textbody" style:family="paragraph">
      <style:text-properties fo:language="de" fo:country="DE"/>
    </style:style>
    <style:style style:name="P122" style:parent-style-name="StandardWeb" style:family="paragraph">
      <style:text-properties fo:language="de" fo:country="DE"/>
    </style:style>
    <style:style style:name="P123" style:parent-style-name="StandardWeb" style:family="paragraph">
      <style:text-properties fo:language="de" fo:country="DE"/>
    </style:style>
    <style:style style:name="P124" style:parent-style-name="StandardWeb" style:family="paragraph">
      <style:text-properties fo:language="de" fo:country="DE"/>
    </style:style>
    <style:style style:name="P125" style:parent-style-name="StandardWeb" style:family="paragraph">
      <style:text-properties fo:language="de" fo:country="DE"/>
    </style:style>
    <style:style style:name="P126" style:parent-style-name="Überschrift3" style:family="paragraph">
      <style:text-properties fo:language="de" fo:country="DE"/>
    </style:style>
    <style:style style:name="P127" style:parent-style-name="Textbody" style:family="paragraph">
      <style:text-properties fo:font-style="italic" style:font-style-asian="italic" style:font-style-complex="italic" fo:color="#3465A4" fo:language="de" fo:country="DE"/>
    </style:style>
    <style:style style:name="T128" style:parent-style-name="Absatz-Standardschriftart" style:family="text">
      <style:text-properties fo:font-style="italic" style:font-style-asian="italic" style:font-style-complex="italic" fo:color="#000000" fo:language="de" fo:country="DE"/>
    </style:style>
    <style:style style:name="T129" style:parent-style-name="Absatz-Standardschriftart" style:family="text">
      <style:text-properties fo:font-style="italic" style:font-style-asian="italic" style:font-style-complex="italic" fo:color="#3465A4" fo:language="de" fo:country="DE"/>
    </style:style>
    <style:style style:name="P130" style:parent-style-name="Überschrift4" style:family="paragraph">
      <style:text-properties fo:language="de" fo:country="DE"/>
    </style:style>
    <style:style style:name="T131" style:parent-style-name="Absatz-Standardschriftart" style:family="text">
      <style:text-properties fo:language="de" fo:country="DE"/>
    </style:style>
    <style:style style:name="T132" style:parent-style-name="Absatz-Standardschriftart" style:family="text">
      <style:text-properties fo:language="de" fo:country="DE"/>
    </style:style>
    <style:style style:name="P133" style:parent-style-name="Überschrift4" style:family="paragraph">
      <style:text-properties fo:language="de" fo:country="DE"/>
    </style:style>
    <style:style style:name="P134" style:parent-style-name="Textbody" style:family="paragraph">
      <style:text-properties fo:font-style="italic" style:font-style-asian="italic" style:font-style-complex="italic" fo:language="de" fo:country="DE"/>
    </style:style>
    <style:style style:name="T135" style:parent-style-name="Absatz-Standardschriftart" style:family="text">
      <style:text-properties fo:font-style="italic" style:font-style-asian="italic" style:font-style-complex="italic" fo:language="de" fo:country="DE"/>
    </style:style>
    <style:style style:name="P136" style:parent-style-name="Überschrift1" style:family="paragraph">
      <style:text-properties fo:language="de" fo:country="DE"/>
    </style:style>
    <style:style style:name="P137" style:parent-style-name="Überschrift3" style:family="paragraph">
      <style:text-properties fo:language="de" fo:country="DE"/>
    </style:style>
    <style:style style:name="P138" style:parent-style-name="Textbody" style:family="paragraph">
      <style:text-properties fo:font-style="italic" style:font-style-asian="italic" style:font-style-complex="italic" fo:color="#3465A4" fo:language="de" fo:country="DE"/>
    </style:style>
    <style:style style:name="P139" style:parent-style-name="Überschrift4" style:family="paragraph">
      <style:text-properties fo:language="de" fo:country="DE"/>
    </style:style>
    <style:style style:name="T140" style:parent-style-name="Absatz-Standardschriftart" style:family="text">
      <style:text-properties fo:color="#000000" fo:language="de" fo:country="DE"/>
    </style:style>
    <style:style style:name="T141" style:parent-style-name="Absatz-Standardschriftart" style:family="text">
      <style:text-properties fo:color="#000000" fo:language="de" fo:country="DE"/>
    </style:style>
    <style:style style:name="P142" style:parent-style-name="Textbody" style:family="paragraph">
      <style:text-properties fo:language="de" fo:country="DE"/>
    </style:style>
    <style:style style:name="P143" style:parent-style-name="Textbody" style:family="paragraph">
      <style:text-properties fo:language="de" fo:country="DE"/>
    </style:style>
    <style:style style:name="P144" style:parent-style-name="Textbody" style:family="paragraph">
      <style:text-properties fo:color="#000000" fo:language="de" fo:country="DE"/>
    </style:style>
    <style:style style:name="P145" style:parent-style-name="Überschrift4" style:family="paragraph">
      <style:text-properties fo:language="de" fo:country="DE"/>
    </style:style>
    <style:style style:name="P146" style:parent-style-name="Textbody" style:family="paragraph">
      <style:text-properties fo:language="de" fo:country="DE"/>
    </style:style>
    <style:style style:name="T147" style:parent-style-name="Absatz-Standardschriftart" style:family="text">
      <style:text-properties fo:color="#000000" fo:language="de" fo:country="DE"/>
    </style:style>
    <style:style style:name="P148" style:parent-style-name="Überschrift4" style:family="paragraph">
      <style:text-properties fo:language="de" fo:country="DE"/>
    </style:style>
    <style:style style:name="P149" style:parent-style-name="Überschrift4" style:family="paragraph">
      <style:text-properties fo:language="de" fo:country="DE"/>
    </style:style>
    <style:style style:name="P150" style:parent-style-name="Überschrift4" style:family="paragraph">
      <style:text-properties fo:language="de" fo:country="DE"/>
    </style:style>
    <style:style style:name="P151" style:parent-style-name="Überschrift4" style:family="paragraph">
      <style:text-properties fo:language="de" fo:country="DE"/>
    </style:style>
    <style:style style:name="P152" style:parent-style-name="Überschrift4" style:family="paragraph">
      <style:text-properties fo:language="de" fo:country="DE"/>
    </style:style>
    <style:style style:name="P153" style:parent-style-name="Überschrift4" style:family="paragraph">
      <style:text-properties fo:language="de" fo:country="DE"/>
    </style:style>
    <style:style style:name="P154" style:parent-style-name="Überschrift4" style:family="paragraph">
      <style:text-properties fo:language="de" fo:country="DE"/>
    </style:style>
    <style:style style:name="P155" style:parent-style-name="Überschrift4" style:family="paragraph">
      <style:text-properties fo:language="de" fo:country="DE"/>
    </style:style>
    <style:style style:name="P156" style:parent-style-name="Überschrift4" style:family="paragraph">
      <style:text-properties fo:language="de" fo:country="DE"/>
    </style:style>
    <style:style style:name="P157" style:parent-style-name="Überschrift4" style:family="paragraph">
      <style:text-properties fo:language="de" fo:country="DE"/>
    </style:style>
    <style:style style:name="P158" style:parent-style-name="StandardWeb" style:family="paragraph">
      <style:text-properties fo:language="de" fo:country="DE"/>
    </style:style>
    <style:style style:name="P159" style:parent-style-name="StandardWeb" style:family="paragraph">
      <style:text-properties fo:language="de" fo:country="DE"/>
    </style:style>
    <style:style style:name="P160" style:parent-style-name="StandardWeb" style:family="paragraph">
      <style:text-properties fo:language="de" fo:country="DE"/>
    </style:style>
    <style:style style:name="P161" style:parent-style-name="Überschrift3" style:family="paragraph">
      <style:text-properties fo:language="de" fo:country="DE"/>
    </style:style>
    <style:style style:name="P162" style:parent-style-name="Textbody" style:family="paragraph">
      <style:text-properties fo:font-style="italic" style:font-style-asian="italic" style:font-style-complex="italic" fo:color="#3465A4" fo:language="de" fo:country="DE"/>
    </style:style>
    <style:style style:name="P163" style:parent-style-name="Überschrift4" style:family="paragraph">
      <style:text-properties fo:color="#000000" fo:language="de" fo:country="DE"/>
    </style:style>
    <style:style style:name="P164" style:parent-style-name="StandardWeb" style:family="paragraph">
      <style:text-properties fo:language="de" fo:country="DE"/>
    </style:style>
    <style:style style:name="P165" style:parent-style-name="StandardWeb" style:family="paragraph">
      <style:text-properties fo:language="de" fo:country="DE"/>
    </style:style>
    <style:style style:name="P166" style:parent-style-name="StandardWeb" style:family="paragraph">
      <style:text-properties fo:language="de" fo:country="DE"/>
    </style:style>
    <style:style style:name="P167" style:parent-style-name="Überschrift4" style:family="paragraph">
      <style:text-properties fo:color="#000000" fo:language="de" fo:country="DE"/>
    </style:style>
    <style:style style:name="T168" style:parent-style-name="Absatz-Standardschriftart" style:family="text">
      <style:text-properties fo:color="#000000" fo:language="de" fo:country="DE"/>
    </style:style>
    <style:style style:name="P169" style:parent-style-name="Textbody" style:family="paragraph">
      <style:text-properties fo:language="de" fo:country="DE"/>
    </style:style>
    <style:style style:name="P170" style:parent-style-name="StandardWeb" style:family="paragraph">
      <style:text-properties fo:language="de" fo:country="DE"/>
    </style:style>
    <style:style style:name="P171" style:parent-style-name="StandardWeb" style:family="paragraph">
      <style:text-properties fo:language="de" fo:country="DE"/>
    </style:style>
    <style:style style:name="P172" style:parent-style-name="StandardWeb" style:family="paragraph">
      <style:text-properties fo:language="de" fo:country="DE"/>
    </style:style>
    <style:style style:name="P173" style:parent-style-name="Überschrift4" style:family="paragraph">
      <style:text-properties fo:color="#000000" fo:language="de" fo:country="DE"/>
    </style:style>
    <style:style style:name="P174" style:parent-style-name="Überschrift4" style:family="paragraph">
      <style:text-properties fo:color="#000000" fo:language="de" fo:country="DE"/>
    </style:style>
    <style:style style:name="T175" style:parent-style-name="Absatz-Standardschriftart" style:family="text">
      <style:text-properties fo:color="#000000" fo:language="de" fo:country="DE"/>
    </style:style>
    <style:style style:name="T176" style:parent-style-name="Absatz-Standardschriftart" style:family="text">
      <style:text-properties fo:color="#000000"/>
    </style:style>
    <style:style style:name="T177" style:parent-style-name="Absatz-Standardschriftart" style:family="text">
      <style:text-properties fo:color="#000000"/>
    </style:style>
    <style:style style:name="T178" style:parent-style-name="Absatz-Standardschriftart" style:family="text">
      <style:text-properties fo:color="#000000"/>
    </style:style>
    <style:style style:name="P179" style:parent-style-name="Textbody" style:family="paragraph">
      <style:text-properties fo:font-style="italic" style:font-style-asian="italic" style:font-style-complex="italic" fo:color="#000000" fo:language="de" fo:country="DE"/>
    </style:style>
    <style:style style:name="T180" style:parent-style-name="Absatz-Standardschriftart" style:family="text">
      <style:text-properties fo:font-style="italic" style:font-style-asian="italic" style:font-style-complex="italic" fo:color="#000000" fo:language="de" fo:country="DE"/>
    </style:style>
    <style:style style:name="T181" style:parent-style-name="Absatz-Standardschriftart" style:family="text">
      <style:text-properties fo:font-style="italic" style:font-style-asian="italic" style:font-style-complex="italic" fo:color="#000000" fo:language="de" fo:country="DE"/>
    </style:style>
    <style:style style:name="P182" style:parent-style-name="Überschrift3" style:family="paragraph">
      <style:text-properties fo:language="de" fo:country="DE"/>
    </style:style>
    <style:style style:name="T183" style:parent-style-name="Absatz-Standardschriftart" style:family="text">
      <style:text-properties fo:font-style="italic" style:font-style-asian="italic" style:font-style-complex="italic" fo:color="#3465A4" fo:language="de" fo:country="DE"/>
    </style:style>
    <style:style style:name="T184"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185" style:parent-style-name="Absatz-Standardschriftart" style:family="text">
      <style:text-properties fo:font-style="italic" style:font-style-asian="italic" style:font-style-complex="italic" fo:color="#3465A4" fo:language="de" fo:country="DE"/>
    </style:style>
    <style:style style:name="P186" style:parent-style-name="Textbody" style:family="paragraph">
      <style:text-properties fo:font-style="italic" style:font-style-asian="italic" style:font-style-complex="italic" fo:color="#3465A4" fo:language="de" fo:country="DE"/>
    </style:style>
    <style:style style:name="P187" style:parent-style-name="Überschrift4" style:family="paragraph">
      <style:text-properties fo:language="de" fo:country="DE"/>
    </style:style>
    <style:style style:name="T188" style:parent-style-name="Absatz-Standardschriftart" style:family="text">
      <style:text-properties fo:language="de" fo:country="DE"/>
    </style:style>
    <style:style style:name="T189" style:parent-style-name="Absatz-Standardschriftart" style:family="text">
      <style:text-properties fo:language="de" fo:country="DE"/>
    </style:style>
    <style:style style:name="P190" style:parent-style-name="StandardWeb" style:family="paragraph">
      <style:text-properties fo:language="de" fo:country="DE"/>
    </style:style>
    <style:style style:name="P191" style:parent-style-name="StandardWeb" style:family="paragraph">
      <style:text-properties fo:language="de" fo:country="DE"/>
    </style:style>
    <style:style style:name="P192" style:parent-style-name="Überschrift4" style:family="paragraph">
      <style:text-properties fo:language="de" fo:country="DE"/>
    </style:style>
    <style:style style:name="P193" style:parent-style-name="Überschrift4" style:family="paragraph">
      <style:text-properties fo:language="de" fo:country="DE"/>
    </style:style>
    <style:style style:name="P194" style:parent-style-name="Textbody" style:family="paragraph">
      <style:text-properties fo:language="de" fo:country="DE"/>
    </style:style>
    <style:style style:name="T195" style:parent-style-name="Absatz-Standardschriftart" style:family="text">
      <style:text-properties fo:language="de" fo:country="DE"/>
    </style:style>
    <style:style style:name="P196" style:parent-style-name="StandardWeb" style:family="paragraph">
      <style:text-properties fo:language="de" fo:country="DE"/>
    </style:style>
    <style:style style:name="P197" style:parent-style-name="StandardWeb" style:family="paragraph">
      <style:text-properties fo:language="de" fo:country="DE"/>
    </style:style>
    <style:style style:name="P198" style:parent-style-name="StandardWeb" style:family="paragraph">
      <style:text-properties fo:language="de" fo:country="DE"/>
    </style:style>
    <style:style style:name="P199" style:parent-style-name="StandardWeb" style:family="paragraph">
      <style:text-properties fo:language="de" fo:country="DE"/>
    </style:style>
    <style:style style:name="P200" style:parent-style-name="StandardWeb" style:family="paragraph">
      <style:paragraph-properties fo:margin-left="0.25in">
        <style:tab-stops/>
      </style:paragraph-properties>
      <style:text-properties fo:language="de" fo:country="DE"/>
    </style:style>
    <style:style style:name="P201" style:parent-style-name="Überschrift3" style:family="paragraph">
      <style:text-properties fo:language="de" fo:country="DE"/>
    </style:style>
    <style:style style:name="P202" style:parent-style-name="Textbody" style:family="paragraph">
      <style:text-properties fo:font-style="italic" style:font-style-asian="italic" style:font-style-complex="italic" fo:color="#3465A4" fo:language="de" fo:country="DE"/>
    </style:style>
    <style:style style:name="P203" style:parent-style-name="Überschrift4" style:family="paragraph">
      <style:text-properties fo:language="de" fo:country="DE"/>
    </style:style>
    <style:style style:name="P204" style:parent-style-name="Textbody" style:family="paragraph">
      <style:text-properties fo:language="de" fo:country="DE"/>
    </style:style>
    <style:style style:name="P205" style:parent-style-name="Textbody" style:family="paragraph">
      <style:text-properties fo:language="de" fo:country="DE"/>
    </style:style>
    <style:style style:name="P206" style:parent-style-name="StandardWeb" style:family="paragraph">
      <style:text-properties fo:language="de" fo:country="DE"/>
    </style:style>
    <style:style style:name="P207" style:parent-style-name="Textbody" style:family="paragraph">
      <style:text-properties fo:language="de" fo:country="DE"/>
    </style:style>
    <style:style style:name="P208" style:parent-style-name="Überschrift4" style:family="paragraph">
      <style:text-properties fo:language="de" fo:country="DE"/>
    </style:style>
    <style:style style:name="T209" style:parent-style-name="Absatz-Standardschriftart" style:family="text">
      <style:text-properties fo:language="de" fo:country="DE"/>
    </style:style>
    <style:style style:name="P210" style:parent-style-name="StandardWeb" style:family="paragraph">
      <style:text-properties fo:language="de" fo:country="DE"/>
    </style:style>
    <style:style style:name="P211" style:parent-style-name="StandardWeb" style:family="paragraph">
      <style:text-properties fo:language="de" fo:country="DE"/>
    </style:style>
    <style:style style:name="P212" style:parent-style-name="StandardWeb" style:family="paragraph">
      <style:text-properties fo:language="de" fo:country="DE"/>
    </style:style>
    <style:style style:name="P213" style:parent-style-name="StandardWeb" style:family="paragraph">
      <style:text-properties fo:language="de" fo:country="DE"/>
    </style:style>
    <style:style style:name="P214" style:parent-style-name="Überschrift1" style:family="paragraph">
      <style:text-properties fo:language="de" fo:country="DE"/>
    </style:style>
    <style:style style:name="T215" style:parent-style-name="Absatz-Standardschriftart" style:family="text">
      <style:text-properties fo:language="de" fo:country="DE"/>
    </style:style>
    <style:style style:name="T216" style:parent-style-name="Absatz-Standardschriftart" style:family="text">
      <style:text-properties fo:color="#C9211E" fo:language="de" fo:country="DE"/>
    </style:style>
    <style:style style:name="T217" style:parent-style-name="Absatz-Standardschriftart" style:family="text">
      <style:text-properties fo:language="de" fo:country="DE"/>
    </style:style>
    <style:style style:name="T218" style:parent-style-name="Absatz-Standardschriftart" style:family="text">
      <style:text-properties fo:font-style="italic" style:font-style-asian="italic" style:font-style-complex="italic" fo:color="#3465A4" fo:language="de" fo:country="DE"/>
    </style:style>
    <style:style style:name="T219" style:parent-style-name="Absatz-Standardschriftart" style:family="text">
      <style:text-properties fo:font-weight="bold" style:font-weight-asian="bold" style:font-weight-complex="bold" fo:font-style="italic" style:font-style-asian="italic" style:font-style-complex="italic" fo:color="#3465A4" fo:language="de" fo:country="DE"/>
    </style:style>
    <style:style style:name="T220" style:parent-style-name="Absatz-Standardschriftart" style:family="text">
      <style:text-properties fo:font-style="italic" style:font-style-asian="italic" style:font-style-complex="italic" fo:color="#3465A4" fo:language="de" fo:country="DE"/>
    </style:style>
    <style:style style:name="P221" style:parent-style-name="Überschrift3" style:family="paragraph">
      <style:text-properties fo:language="de" fo:country="DE"/>
    </style:style>
    <style:style style:name="P222" style:parent-style-name="Textbody" style:family="paragraph">
      <style:text-properties fo:font-style="italic" style:font-style-asian="italic" style:font-style-complex="italic" fo:color="#3465A4" fo:language="de" fo:country="DE"/>
    </style:style>
    <style:style style:name="P223" style:parent-style-name="Textbody" style:family="paragraph">
      <style:text-properties fo:font-style="italic" style:font-style-asian="italic" style:font-style-complex="italic" fo:color="#3465A4" fo:language="de" fo:country="DE"/>
    </style:style>
    <style:style style:name="P224" style:parent-style-name="Überschrift3" style:family="paragraph">
      <style:text-properties fo:language="de" fo:country="DE"/>
    </style:style>
    <style:style style:name="P225" style:parent-style-name="Textbody" style:family="paragraph">
      <style:text-properties fo:font-style="italic" style:font-style-asian="italic" style:font-style-complex="italic" fo:color="#3465A4" fo:language="de" fo:country="DE"/>
    </style:style>
    <style:style style:name="T226" style:parent-style-name="Absatz-Standardschriftart" style:family="text">
      <style:text-properties fo:language="de" fo:country="DE"/>
    </style:style>
    <style:style style:name="T227" style:parent-style-name="Absatz-Standardschriftart" style:family="text">
      <style:text-properties fo:font-size="18pt" style:font-size-asian="18pt" style:font-size-complex="18pt" fo:language="de" fo:country="DE"/>
    </style:style>
    <style:style style:name="T228" style:parent-style-name="Absatz-Standardschriftart" style:family="text">
      <style:text-properties fo:language="de" fo:country="DE"/>
    </style:style>
    <style:style style:name="P229" style:parent-style-name="Überschrift3" style:family="paragraph">
      <style:text-properties fo:language="de" fo:country="DE"/>
    </style:style>
    <style:style style:name="P230" style:parent-style-name="Textbody" style:family="paragraph">
      <style:text-properties fo:font-style="italic" style:font-style-asian="italic" style:font-style-complex="italic" fo:color="#3465A4" fo:language="de" fo:country="DE"/>
    </style:style>
    <style:style style:name="TableColumn232" style:family="table-column">
      <style:table-column-properties style:column-width="2.2527in" style:use-optimal-column-width="false"/>
    </style:style>
    <style:style style:name="TableColumn233" style:family="table-column">
      <style:table-column-properties style:column-width="4.6722in" style:use-optimal-column-width="false"/>
    </style:style>
    <style:style style:name="Table231" style:family="table">
      <style:table-properties style:width="6.925in" fo:margin-left="0in" table:align="left"/>
    </style:style>
    <style:style style:name="TableRow234" style:family="table-row">
      <style:table-row-properties style:use-optimal-row-height="false"/>
    </style:style>
    <style:style style:name="TableCell23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36" style:family="table-cell">
      <style:table-cell-properties fo:border="0.0034in solid #000000" style:writing-mode="lr-tb" fo:padding-top="0.0381in" fo:padding-left="0.0381in" fo:padding-bottom="0.0381in" fo:padding-right="0.0381in"/>
    </style:style>
    <style:style style:name="TableRow237" style:family="table-row">
      <style:table-row-properties style:use-optimal-row-height="false"/>
    </style:style>
    <style:style style:name="TableCell2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39" style:parent-style-name="Absatz-Standardschriftart" style:family="text">
      <style:text-properties fo:language="de" fo:country="DE"/>
    </style:style>
    <style:style style:name="TableCell2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1" style:parent-style-name="TableContents" style:family="paragraph">
      <style:text-properties fo:language="de" fo:country="DE"/>
    </style:style>
    <style:style style:name="TableRow242" style:family="table-row">
      <style:table-row-properties style:use-optimal-row-height="false"/>
    </style:style>
    <style:style style:name="TableCell2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4" style:parent-style-name="TableContents" style:family="paragraph">
      <style:text-properties fo:language="de" fo:country="DE"/>
    </style:style>
    <style:style style:name="TableCell2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6" style:parent-style-name="TableContents" style:family="paragraph">
      <style:text-properties fo:language="de" fo:country="DE"/>
    </style:style>
    <style:style style:name="TableRow247" style:family="table-row">
      <style:table-row-properties style:use-optimal-row-height="false"/>
    </style:style>
    <style:style style:name="TableCell2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9" style:parent-style-name="TableContents" style:family="paragraph">
      <style:text-properties fo:language="de" fo:country="DE"/>
    </style:style>
    <style:style style:name="TableCell2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1" style:parent-style-name="Standard" style:family="paragraph">
      <style:text-properties fo:language="de" fo:country="DE"/>
    </style:style>
    <style:style style:name="TableRow252" style:family="table-row">
      <style:table-row-properties style:use-optimal-row-height="false"/>
    </style:style>
    <style:style style:name="TableCell2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4" style:parent-style-name="TableContents" style:family="paragraph">
      <style:text-properties fo:language="de" fo:country="DE"/>
    </style:style>
    <style:style style:name="TableCell2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6" style:parent-style-name="TableContents" style:family="paragraph">
      <style:text-properties fo:language="de" fo:country="DE"/>
    </style:style>
    <style:style style:name="TableRow257" style:family="table-row">
      <style:table-row-properties style:use-optimal-row-height="false"/>
    </style:style>
    <style:style style:name="TableCell2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9" style:parent-style-name="TableContents" style:family="paragraph">
      <style:text-properties fo:language="de" fo:country="DE"/>
    </style:style>
    <style:style style:name="TableCell2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1" style:parent-style-name="TableContents" style:family="paragraph">
      <style:text-properties fo:language="de" fo:country="DE"/>
    </style:style>
    <style:style style:name="TableRow262" style:family="table-row">
      <style:table-row-properties style:use-optimal-row-height="false"/>
    </style:style>
    <style:style style:name="TableCell2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4" style:parent-style-name="TableContents" style:family="paragraph">
      <style:text-properties fo:language="de" fo:country="DE"/>
    </style:style>
    <style:style style:name="TableCell2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6" style:parent-style-name="TableContents" style:family="paragraph">
      <style:text-properties fo:language="de" fo:country="DE"/>
    </style:style>
    <style:style style:name="TableRow267" style:family="table-row">
      <style:table-row-properties style:use-optimal-row-height="false"/>
    </style:style>
    <style:style style:name="TableCell2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9" style:parent-style-name="TableContents" style:family="paragraph">
      <style:text-properties fo:language="de" fo:country="DE"/>
    </style:style>
    <style:style style:name="TableCell2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1" style:parent-style-name="TableContents" style:family="paragraph">
      <style:text-properties fo:language="de" fo:country="DE"/>
    </style:style>
    <style:style style:name="TableRow272" style:family="table-row">
      <style:table-row-properties style:use-optimal-row-height="false"/>
    </style:style>
    <style:style style:name="TableCell2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4" style:parent-style-name="TableContents" style:family="paragraph">
      <style:text-properties fo:language="de" fo:country="DE"/>
    </style:style>
    <style:style style:name="TableCell2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6" style:parent-style-name="TableContents" style:family="paragraph">
      <style:text-properties fo:language="de" fo:country="DE"/>
    </style:style>
    <style:style style:name="TableRow277" style:family="table-row">
      <style:table-row-properties style:use-optimal-row-height="false"/>
    </style:style>
    <style:style style:name="TableCell2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9" style:parent-style-name="TableContents" style:family="paragraph">
      <style:text-properties fo:language="de" fo:country="DE"/>
    </style:style>
    <style:style style:name="TableCell2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1" style:parent-style-name="TableContents" style:family="paragraph">
      <style:text-properties fo:language="de" fo:country="DE"/>
    </style:style>
    <style:style style:name="TableRow282" style:family="table-row">
      <style:table-row-properties style:use-optimal-row-height="false"/>
    </style:style>
    <style:style style:name="TableCell2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4" style:parent-style-name="TableContents" style:family="paragraph">
      <style:text-properties fo:language="de" fo:country="DE"/>
    </style:style>
    <style:style style:name="TableCell2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6" style:parent-style-name="TableContents" style:family="paragraph">
      <style:text-properties fo:language="de" fo:country="DE"/>
    </style:style>
    <style:style style:name="P287" style:parent-style-name="Textbody" style:family="paragraph">
      <style:text-properties fo:font-style="italic" style:font-style-asian="italic" style:font-style-complex="italic" fo:language="de" fo:country="DE"/>
    </style:style>
    <style:style style:name="P288" style:parent-style-name="Überschrift3" style:family="paragraph">
      <style:text-properties fo:language="de" fo:country="DE"/>
    </style:style>
    <style:style style:name="P289" style:parent-style-name="Textbody" style:family="paragraph">
      <style:text-properties fo:font-style="italic" style:font-style-asian="italic" style:font-style-complex="italic" fo:color="#3465A4" fo:language="de" fo:country="DE"/>
    </style:style>
    <style:style style:name="P290" style:parent-style-name="Überschrift3" style:family="paragraph">
      <style:text-properties fo:language="de" fo:country="DE"/>
    </style:style>
    <style:style style:name="P291" style:parent-style-name="Textbody" style:family="paragraph">
      <style:text-properties fo:font-style="italic" style:font-style-asian="italic" style:font-style-complex="italic" fo:color="#3465A4" fo:language="de" fo:country="DE"/>
    </style:style>
    <style:style style:name="P292" style:parent-style-name="Überschrift3" style:family="paragraph">
      <style:text-properties fo:language="de" fo:country="DE"/>
    </style:style>
    <style:style style:name="P293" style:parent-style-name="Textbody" style:family="paragraph">
      <style:text-properties fo:font-style="italic" style:font-style-asian="italic" style:font-style-complex="italic" fo:color="#3465A4" fo:language="de" fo:country="DE"/>
    </style:style>
    <style:style style:name="P294" style:parent-style-name="Überschrift3" style:family="paragraph">
      <style:text-properties fo:language="de" fo:country="DE"/>
    </style:style>
    <style:style style:name="T295" style:parent-style-name="Absatz-Standardschriftart" style:family="text">
      <style:text-properties fo:font-style="italic" style:font-style-asian="italic" style:font-style-complex="italic" fo:color="#3465A4" fo:language="de" fo:country="DE"/>
    </style:style>
    <style:style style:name="T296"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297" style:parent-style-name="Absatz-Standardschriftart" style:family="text">
      <style:text-properties fo:font-style="italic" style:font-style-asian="italic" style:font-style-complex="italic" fo:color="#3465A4" fo:language="de" fo:country="DE"/>
    </style:style>
    <style:style style:name="T298" style:parent-style-name="Absatz-Standardschriftart" style:family="text">
      <style:text-properties fo:font-style="italic" style:font-style-asian="italic" style:font-style-complex="italic" fo:language="de" fo:country="DE"/>
    </style:style>
    <style:style style:name="T299" style:parent-style-name="Absatz-Standardschriftart" style:family="text">
      <style:text-properties fo:language="de" fo:country="DE"/>
    </style:style>
    <style:style style:name="P300" style:parent-style-name="Textbody" style:family="paragraph">
      <style:text-properties fo:font-style="italic" style:font-style-asian="italic" style:font-style-complex="italic" fo:color="#3465A4" fo:language="de" fo:country="DE"/>
    </style:style>
    <style:style style:name="TableColumn302" style:family="table-column">
      <style:table-column-properties style:column-width="1.6895in" style:use-optimal-column-width="false"/>
    </style:style>
    <style:style style:name="TableColumn303" style:family="table-column">
      <style:table-column-properties style:column-width="1.684in" style:use-optimal-column-width="false"/>
    </style:style>
    <style:style style:name="TableColumn304" style:family="table-column">
      <style:table-column-properties style:column-width="3.5513in" style:use-optimal-column-width="false"/>
    </style:style>
    <style:style style:name="Table301" style:family="table">
      <style:table-properties style:width="6.925in" fo:margin-left="0in" table:align="left"/>
    </style:style>
    <style:style style:name="TableRow305" style:family="table-row">
      <style:table-row-properties style:use-optimal-row-height="false"/>
    </style:style>
    <style:style style:name="TableCell306" style:family="table-cell">
      <style:table-cell-properties fo:border="none" style:writing-mode="lr-tb" fo:padding-top="0in" fo:padding-left="0.0069in" fo:padding-bottom="0in" fo:padding-right="0.0069in"/>
    </style:style>
    <style:style style:name="P307" style:parent-style-name="TableContents" style:family="paragraph">
      <style:text-properties fo:font-weight="bold" style:font-weight-asian="bold" style:font-weight-complex="bold"/>
    </style:style>
    <style:style style:name="TableCell308" style:family="table-cell">
      <style:table-cell-properties fo:border="none" style:writing-mode="lr-tb" fo:padding-top="0in" fo:padding-left="0.0069in" fo:padding-bottom="0in" fo:padding-right="0.0069in"/>
    </style:style>
    <style:style style:name="P309" style:parent-style-name="TableContents" style:family="paragraph">
      <style:text-properties fo:font-weight="bold" style:font-weight-asian="bold" style:font-weight-complex="bold"/>
    </style:style>
    <style:style style:name="TableCell310" style:family="table-cell">
      <style:table-cell-properties fo:border="none" style:writing-mode="lr-tb" fo:padding-top="0in" fo:padding-left="0.0069in" fo:padding-bottom="0in" fo:padding-right="0.0069in"/>
    </style:style>
    <style:style style:name="P311" style:parent-style-name="TableContents" style:family="paragraph">
      <style:text-properties fo:font-weight="bold" style:font-weight-asian="bold" style:font-weight-complex="bold"/>
    </style:style>
    <style:style style:name="TableRow312" style:family="table-row">
      <style:table-row-properties style:use-optimal-row-height="false"/>
    </style:style>
    <style:style style:name="TableCell313" style:family="table-cell">
      <style:table-cell-properties fo:border="none" style:writing-mode="lr-tb" fo:padding-top="0in" fo:padding-left="0.0069in" fo:padding-bottom="0in" fo:padding-right="0.0069in"/>
    </style:style>
    <style:style style:name="TableCell314" style:family="table-cell">
      <style:table-cell-properties fo:border="none" style:writing-mode="lr-tb" fo:padding-top="0in" fo:padding-left="0.0069in" fo:padding-bottom="0in" fo:padding-right="0.0069in"/>
    </style:style>
    <style:style style:name="P315" style:parent-style-name="TableContents" style:family="paragraph">
      <style:text-properties fo:language="de" fo:country="DE"/>
    </style:style>
    <style:style style:name="TableCell316" style:family="table-cell">
      <style:table-cell-properties fo:border="none" style:writing-mode="lr-tb" fo:padding-top="0in" fo:padding-left="0.0069in" fo:padding-bottom="0in" fo:padding-right="0.0069in"/>
    </style:style>
    <style:style style:name="P317" style:parent-style-name="TableContents" style:family="paragraph">
      <style:text-properties fo:language="de" fo:country="DE"/>
    </style:style>
    <style:style style:name="TableRow318" style:family="table-row">
      <style:table-row-properties style:use-optimal-row-height="false"/>
    </style:style>
    <style:style style:name="TableCell319" style:family="table-cell">
      <style:table-cell-properties fo:border="none" style:writing-mode="lr-tb" fo:padding-top="0in" fo:padding-left="0.0069in" fo:padding-bottom="0in" fo:padding-right="0.0069in"/>
    </style:style>
    <style:style style:name="TableCell320" style:family="table-cell">
      <style:table-cell-properties fo:border="none" style:writing-mode="lr-tb" fo:padding-top="0in" fo:padding-left="0.0069in" fo:padding-bottom="0in" fo:padding-right="0.0069in"/>
    </style:style>
    <style:style style:name="P321" style:parent-style-name="TableContents" style:family="paragraph">
      <style:text-properties fo:language="de" fo:country="DE"/>
    </style:style>
    <style:style style:name="TableCell322" style:family="table-cell">
      <style:table-cell-properties fo:border="none" style:writing-mode="lr-tb" fo:padding-top="0in" fo:padding-left="0.0069in" fo:padding-bottom="0in" fo:padding-right="0.0069in"/>
    </style:style>
    <style:style style:name="P323" style:parent-style-name="TableContents" style:family="paragraph">
      <style:text-properties fo:language="de" fo:country="DE"/>
    </style:style>
    <style:style style:name="TableRow324" style:family="table-row">
      <style:table-row-properties style:use-optimal-row-height="false"/>
    </style:style>
    <style:style style:name="TableCell325" style:family="table-cell">
      <style:table-cell-properties fo:border="none" style:writing-mode="lr-tb" fo:padding-top="0in" fo:padding-left="0.0069in" fo:padding-bottom="0in" fo:padding-right="0.0069in"/>
    </style:style>
    <style:style style:name="TableCell326" style:family="table-cell">
      <style:table-cell-properties fo:border="none" style:writing-mode="lr-tb" fo:padding-top="0in" fo:padding-left="0.0069in" fo:padding-bottom="0in" fo:padding-right="0.0069in"/>
    </style:style>
    <style:style style:name="P327" style:parent-style-name="TableContents" style:family="paragraph">
      <style:text-properties fo:language="de" fo:country="DE"/>
    </style:style>
    <style:style style:name="TableCell328" style:family="table-cell">
      <style:table-cell-properties fo:border="none" style:writing-mode="lr-tb" fo:padding-top="0in" fo:padding-left="0.0069in" fo:padding-bottom="0in" fo:padding-right="0.0069in"/>
    </style:style>
    <style:style style:name="P329" style:parent-style-name="TableContents" style:family="paragraph">
      <style:text-properties fo:language="de" fo:country="DE"/>
    </style:style>
    <style:style style:name="TableRow330" style:family="table-row">
      <style:table-row-properties style:min-row-height="0.543in" style:use-optimal-row-height="false"/>
    </style:style>
    <style:style style:name="TableCell331" style:family="table-cell">
      <style:table-cell-properties fo:border="none" style:writing-mode="lr-tb" fo:padding-top="0in" fo:padding-left="0.0069in" fo:padding-bottom="0in" fo:padding-right="0.0069in"/>
    </style:style>
    <style:style style:name="TableCell332" style:family="table-cell">
      <style:table-cell-properties fo:border="none" style:writing-mode="lr-tb" fo:padding-top="0in" fo:padding-left="0.0069in" fo:padding-bottom="0in" fo:padding-right="0.0069in"/>
    </style:style>
    <style:style style:name="P333" style:parent-style-name="TableContents" style:family="paragraph">
      <style:text-properties fo:language="de" fo:country="DE"/>
    </style:style>
    <style:style style:name="TableCell334" style:family="table-cell">
      <style:table-cell-properties fo:border="none" style:writing-mode="lr-tb" fo:padding-top="0in" fo:padding-left="0.0069in" fo:padding-bottom="0in" fo:padding-right="0.0069in"/>
    </style:style>
    <style:style style:name="P335" style:parent-style-name="TableContents" style:family="paragraph">
      <style:text-properties fo:language="de" fo:country="DE"/>
    </style:style>
    <style:style style:name="P336" style:parent-style-name="Textbody" style:family="paragraph">
      <style:text-properties fo:font-style="italic" style:font-style-asian="italic" style:font-style-complex="italic" fo:language="de" fo:country="DE"/>
    </style:style>
    <style:style style:name="P337" style:parent-style-name="Textbody" style:family="paragraph">
      <style:text-properties fo:font-style="italic" style:font-style-asian="italic" style:font-style-complex="italic" fo:color="#3465A4" fo:language="de" fo:country="DE"/>
    </style:style>
    <style:style style:name="T338" style:parent-style-name="Absatz-Standardschriftart" style:family="text">
      <style:text-properties fo:font-style="italic" style:font-style-asian="italic" style:font-style-complex="italic" fo:color="#000000" fo:language="de" fo:country="DE"/>
    </style:style>
    <style:style style:name="P339" style:parent-style-name="Textbody" style:family="paragraph">
      <style:text-properties fo:language="de" fo:country="DE"/>
    </style:style>
    <style:style style:name="P340" style:parent-style-name="Überschrift3" style:family="paragraph">
      <style:text-properties fo:language="de" fo:country="DE"/>
    </style:style>
    <style:style style:name="P341" style:parent-style-name="Textbody" style:family="paragraph">
      <style:text-properties fo:font-style="italic" style:font-style-asian="italic" style:font-style-complex="italic" fo:color="#3465A4" fo:language="de" fo:country="DE"/>
    </style:style>
    <style:style style:name="P342" style:parent-style-name="Textbody" style:family="paragraph">
      <style:text-properties fo:font-style="italic" style:font-style-asian="italic" style:font-style-complex="italic" fo:color="#000000" fo:language="de" fo:country="DE"/>
    </style:style>
    <style:style style:name="P343" style:parent-style-name="Textbody" style:family="paragraph">
      <style:text-properties fo:font-style="italic" style:font-style-asian="italic" style:font-style-complex="italic" fo:color="#000000" fo:language="de" fo:country="DE"/>
    </style:style>
    <style:style style:name="T344" style:parent-style-name="Absatz-Standardschriftart" style:family="text">
      <style:text-properties fo:font-style="italic" style:font-style-asian="italic" style:font-style-complex="italic" fo:color="#000000" fo:language="de" fo:country="DE"/>
    </style:style>
    <style:style style:name="T345" style:parent-style-name="Absatz-Standardschriftart" style:family="text">
      <style:text-properties fo:font-style="italic" style:font-style-asian="italic" style:font-style-complex="italic" fo:color="#000000" fo:language="de" fo:country="DE"/>
    </style:style>
    <style:style style:name="P346" style:parent-style-name="Überschrift3" style:family="paragraph">
      <style:text-properties fo:language="de" fo:country="DE"/>
    </style:style>
    <style:style style:name="T347" style:parent-style-name="Absatz-Standardschriftart" style:family="text">
      <style:text-properties fo:font-style="italic" style:font-style-asian="italic" style:font-style-complex="italic" fo:color="#3465A4" fo:language="de" fo:country="DE"/>
    </style:style>
    <style:style style:name="P348" style:parent-style-name="Textbody" style:family="paragraph">
      <style:text-properties fo:font-style="italic" style:font-style-asian="italic" style:font-style-complex="italic" fo:color="#000000" fo:language="de" fo:country="DE"/>
    </style:style>
    <style:style style:name="P349" style:parent-style-name="Textbody" style:family="paragraph">
      <style:text-properties fo:language="de" fo:country="DE"/>
    </style:style>
    <style:style style:name="T350" style:parent-style-name="Absatz-Standardschriftart" style:family="text">
      <style:text-properties fo:font-style="italic" style:font-style-asian="italic" style:font-style-complex="italic" fo:color="#000000" fo:language="de" fo:country="DE"/>
    </style:style>
    <style:style style:name="P351" style:parent-style-name="Überschrift3" style:family="paragraph">
      <style:text-properties fo:language="de" fo:country="DE"/>
    </style:style>
    <style:style style:name="P352" style:parent-style-name="Textbody" style:family="paragraph">
      <style:text-properties fo:font-style="italic" style:font-style-asian="italic" style:font-style-complex="italic" fo:color="#3465A4" fo:language="de" fo:country="DE"/>
    </style:style>
    <style:style style:name="T353" style:parent-style-name="Absatz-Standardschriftart" style:family="text">
      <style:text-properties fo:font-style="italic" style:font-style-asian="italic" style:font-style-complex="italic" fo:color="#3465A4" fo:language="de" fo:country="DE"/>
    </style:style>
    <style:style style:name="T354" style:parent-style-name="Absatz-Standardschriftart" style:family="text">
      <style:text-properties fo:font-style="italic" style:font-style-asian="italic" style:font-style-complex="italic" fo:language="de" fo:country="DE"/>
    </style:style>
    <style:style style:name="T355" style:parent-style-name="Absatz-Standardschriftart" style:family="text">
      <style:text-properties fo:font-style="italic" style:font-style-asian="italic" style:font-style-complex="italic" fo:color="#3465A4" fo:language="de" fo:country="DE"/>
    </style:style>
    <style:style style:name="P356" style:parent-style-name="Überschrift1" style:family="paragraph">
      <style:text-properties fo:language="de" fo:country="DE"/>
    </style:style>
    <style:style style:name="P357" style:parent-style-name="Überschrift3" style:family="paragraph">
      <style:text-properties fo:language="de" fo:country="DE"/>
    </style:style>
    <style:style style:name="T358" style:parent-style-name="Absatz-Standardschriftart" style:family="text">
      <style:text-properties fo:font-style="italic" style:font-style-asian="italic" style:font-style-complex="italic" fo:color="#3465A4" fo:language="de" fo:country="DE"/>
    </style:style>
    <style:style style:name="T359" style:parent-style-name="Absatz-Standardschriftart" style:family="text">
      <style:text-properties fo:color="#3465A4" fo:language="de" fo:country="DE"/>
    </style:style>
    <style:style style:name="T360" style:parent-style-name="Absatz-Standardschriftart" style:family="text">
      <style:text-properties fo:font-style="italic" style:font-style-asian="italic" style:font-style-complex="italic" fo:color="#3465A4"/>
    </style:style>
    <style:style style:name="T361" style:parent-style-name="Absatz-Standardschriftart" style:family="text">
      <style:text-properties fo:color="#0563C1" style:text-underline-type="single" style:text-underline-style="solid" style:text-underline-width="auto" style:text-underline-mode="continuous"/>
    </style:style>
    <style:style style:name="T362" style:parent-style-name="Absatz-Standardschriftart" style:family="text">
      <style:text-properties fo:language="de" fo:country="DE"/>
    </style:style>
    <style:style style:name="T363" style:parent-style-name="Absatz-Standardschriftart" style:family="text">
      <style:text-properties fo:language="de" fo:country="DE"/>
    </style:style>
    <style:style style:name="T364" style:parent-style-name="Absatz-Standardschriftart" style:family="text">
      <style:text-properties fo:language="de" fo:country="DE"/>
    </style:style>
    <style:style style:name="P365" style:parent-style-name="Textbody" style:family="paragraph">
      <style:text-properties fo:language="de" fo:country="DE"/>
    </style:style>
    <style:style style:name="T366"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de" fo:country="DE"/>
    </style:style>
    <style:style style:name="P367" style:parent-style-name="Textbody" style:family="paragraph">
      <style:text-properties fo:language="de" fo:country="DE"/>
    </style:style>
    <style:style style:name="T368" style:parent-style-name="Absatz-Standardschriftart" style:family="text">
      <style:text-properties fo:language="de" fo:country="DE"/>
    </style:style>
    <style:style style:name="P369" style:parent-style-name="Textbody" style:family="paragraph">
      <style:paragraph-properties fo:text-indent="0.4923in"/>
    </style:style>
    <style:style style:name="P370" style:parent-style-name="Textbody" style:family="paragraph">
      <style:paragraph-properties fo:text-indent="0.4923in"/>
    </style:style>
    <style:style style:name="P371" style:parent-style-name="Textbody" style:family="paragraph">
      <style:paragraph-properties fo:text-indent="0.4923in"/>
    </style:style>
    <style:style style:name="T372" style:parent-style-name="Absatz-Standardschriftart" style:family="text">
      <style:text-properties fo:language="de" fo:country="DE"/>
    </style:style>
    <style:style style:name="T373" style:parent-style-name="Absatz-Standardschriftart" style:family="text">
      <style:text-properties fo:language="de" fo:country="DE"/>
    </style:style>
    <style:style style:name="P374" style:parent-style-name="Textbody" style:family="paragraph">
      <style:text-properties fo:language="de" fo:country="DE"/>
    </style:style>
    <style:style style:name="P375" style:parent-style-name="Textbody" style:family="paragraph">
      <style:text-properties fo:language="de" fo:country="DE"/>
    </style:style>
    <style:style style:name="T376"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de" fo:country="DE"/>
    </style:style>
    <style:style style:name="P377" style:parent-style-name="Textbody" style:family="paragraph">
      <style:text-properties fo:language="de" fo:country="DE"/>
    </style:style>
    <style:style style:name="T378" style:parent-style-name="Absatz-Standardschriftart" style:family="text">
      <style:text-properties fo:language="de" fo:country="DE"/>
    </style:style>
    <style:style style:name="P379" style:parent-style-name="Textbody" style:family="paragraph">
      <style:paragraph-properties fo:text-indent="0.4923in"/>
    </style:style>
    <style:style style:name="P380" style:parent-style-name="Textbody" style:family="paragraph">
      <style:text-properties fo:font-style="italic" style:font-style-asian="italic" style:font-style-complex="italic" fo:language="de" fo:country="DE"/>
    </style:style>
    <style:style style:name="T381" style:parent-style-name="Absatz-Standardschriftart" style:family="text">
      <style:text-properties fo:font-style="italic" style:font-style-asian="italic" style:font-style-complex="italic" fo:language="de" fo:country="DE"/>
    </style:style>
    <style:style style:name="P382" style:parent-style-name="Textbody" style:family="paragraph">
      <style:text-properties fo:font-style="italic" style:font-style-asian="italic" style:font-style-complex="italic" fo:language="de" fo:country="DE"/>
    </style:style>
    <style:style style:name="P383" style:parent-style-name="Textbody"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de" fo:country="DE"/>
    </style:style>
    <style:style style:name="P384" style:parent-style-name="Textbody" style:family="paragraph">
      <style:text-properties fo:font-style="italic" style:font-style-asian="italic" style:font-style-complex="italic" fo:language="de" fo:country="DE"/>
    </style:style>
    <style:style style:name="T385" style:parent-style-name="Absatz-Standardschriftart" style:family="text">
      <style:text-properties fo:font-style="italic" style:font-style-asian="italic" style:font-style-complex="italic" fo:language="de" fo:country="DE"/>
    </style:style>
    <style:style style:name="T386" style:parent-style-name="Absatz-Standardschriftart" style:family="text">
      <style:text-properties fo:font-style="italic" style:font-style-asian="italic" style:font-style-complex="italic"/>
    </style:style>
    <style:style style:name="P387" style:parent-style-name="Textbody" style:family="paragraph">
      <style:text-properties fo:font-style="italic" style:font-style-asian="italic" style:font-style-complex="italic"/>
    </style:style>
    <style:style style:name="P388" style:parent-style-name="Textbody" style:family="paragraph">
      <style:text-properties fo:font-style="italic" style:font-style-asian="italic" style:font-style-complex="italic"/>
    </style:style>
    <style:style style:name="P389" style:parent-style-name="Textbody" style:family="paragraph">
      <style:text-properties fo:font-style="italic" style:font-style-asian="italic" style:font-style-complex="italic"/>
    </style:style>
    <style:style style:name="P390" style:parent-style-name="Textbody" style:family="paragraph">
      <style:text-properties fo:font-style="italic" style:font-style-asian="italic" style:font-style-complex="italic"/>
    </style:style>
    <style:style style:name="P391" style:parent-style-name="Textbody" style:family="paragraph">
      <style:text-properties fo:font-style="italic" style:font-style-asian="italic" style:font-style-complex="italic"/>
    </style:style>
    <style:style style:name="P392" style:parent-style-name="Textbody" style:family="paragraph">
      <style:text-properties fo:font-style="italic" style:font-style-asian="italic" style:font-style-complex="italic"/>
    </style:style>
    <style:style style:name="P393" style:parent-style-name="Textbody" style:family="paragraph">
      <style:text-properties fo:font-style="italic" style:font-style-asian="italic" style:font-style-complex="italic"/>
    </style:style>
    <style:style style:name="P394" style:parent-style-name="Textbody" style:family="paragraph">
      <style:text-properties fo:font-style="italic" style:font-style-asian="italic" style:font-style-complex="italic"/>
    </style:style>
    <style:style style:name="P395" style:parent-style-name="Textbody" style:family="paragraph">
      <style:text-properties fo:font-style="italic" style:font-style-asian="italic" style:font-style-complex="italic"/>
    </style:style>
    <style:style style:name="P396" style:parent-style-name="Textbody" style:family="paragraph">
      <style:text-properties fo:font-style="italic" style:font-style-asian="italic" style:font-style-complex="italic" fo:language="de" fo:country="DE"/>
    </style:style>
    <style:style style:name="P397" style:parent-style-name="Überschrift3" style:family="paragraph">
      <style:text-properties fo:language="de" fo:country="DE"/>
    </style:style>
    <style:style style:name="P398" style:parent-style-name="Textbody" style:family="paragraph">
      <style:text-properties fo:font-style="italic" style:font-style-asian="italic" style:font-style-complex="italic" fo:color="#3465A4" fo:language="de" fo:country="DE"/>
    </style:style>
    <style:style style:name="P399" style:parent-style-name="Textbody" style:family="paragraph">
      <style:text-properties fo:font-style="italic" style:font-style-asian="italic" style:font-style-complex="italic" fo:color="#000000"/>
    </style:style>
    <style:style style:name="P400" style:parent-style-name="Textbody" style:family="paragraph">
      <style:text-properties fo:font-style="italic" style:font-style-asian="italic" style:font-style-complex="italic" fo:color="#000000"/>
    </style:style>
    <style:style style:name="T401" style:parent-style-name="Absatz-Standardschriftart" style:family="text">
      <style:text-properties fo:font-style="italic" style:font-style-asian="italic" style:font-style-complex="italic" fo:color="#000000"/>
    </style:style>
    <style:style style:name="T402" style:parent-style-name="Absatz-Standardschriftart" style:family="text">
      <style:text-properties fo:font-style="italic" style:font-style-asian="italic" style:font-style-complex="italic" fo:color="#000000"/>
    </style:style>
    <style:style style:name="T403" style:parent-style-name="Absatz-Standardschriftart" style:family="text">
      <style:text-properties fo:font-style="italic" style:font-style-asian="italic" style:font-style-complex="italic" fo:color="#000000" fo:language="de" fo:country="DE"/>
    </style:style>
    <style:style style:name="P404" style:parent-style-name="Textbody" style:family="paragraph">
      <style:text-properties fo:font-style="italic" style:font-style-asian="italic" style:font-style-complex="italic" fo:color="#000000"/>
    </style:style>
    <style:style style:name="T405" style:parent-style-name="Absatz-Standardschriftart" style:family="text">
      <style:text-properties fo:font-style="italic" style:font-style-asian="italic" style:font-style-complex="italic" fo:color="#000000"/>
    </style:style>
    <style:style style:name="T406" style:parent-style-name="Absatz-Standardschriftart" style:family="text">
      <style:text-properties fo:font-style="italic" style:font-style-asian="italic" style:font-style-complex="italic" fo:color="#000000"/>
    </style:style>
    <style:style style:name="T407" style:parent-style-name="Absatz-Standardschriftart" style:family="text">
      <style:text-properties fo:font-style="italic" style:font-style-asian="italic" style:font-style-complex="italic" fo:color="#000000"/>
    </style:style>
    <style:style style:name="P408" style:parent-style-name="Textbody" style:family="paragraph">
      <style:text-properties fo:font-style="italic" style:font-style-asian="italic" style:font-style-complex="italic" fo:color="#000000"/>
    </style:style>
    <style:style style:name="P409" style:parent-style-name="Textbody" style:family="paragraph">
      <style:text-properties fo:font-style="italic" style:font-style-asian="italic" style:font-style-complex="italic" fo:color="#000000"/>
    </style:style>
    <style:style style:name="T410" style:parent-style-name="Absatz-Standardschriftart" style:family="text">
      <style:text-properties fo:font-style="italic" style:font-style-asian="italic" style:font-style-complex="italic" fo:color="#000000" fo:language="de" fo:country="DE"/>
    </style:style>
    <style:style style:name="T411" style:parent-style-name="Absatz-Standardschriftart" style:family="text">
      <style:text-properties fo:font-style="italic" style:font-style-asian="italic" style:font-style-complex="italic" fo:color="#000000" fo:language="de" fo:country="DE"/>
    </style:style>
    <style:style style:name="P412" style:parent-style-name="Textbody" style:family="paragraph">
      <style:text-properties fo:font-style="italic" style:font-style-asian="italic" style:font-style-complex="italic" fo:color="#000000"/>
    </style:style>
    <style:style style:name="P413" style:parent-style-name="Textbody" style:family="paragraph">
      <style:text-properties fo:font-style="italic" style:font-style-asian="italic" style:font-style-complex="italic" fo:color="#000000"/>
    </style:style>
    <style:style style:name="T414" style:parent-style-name="Absatz-Standardschriftart" style:family="text">
      <style:text-properties fo:font-style="italic" style:font-style-asian="italic" style:font-style-complex="italic" fo:color="#000000"/>
    </style:style>
    <style:style style:name="T415" style:parent-style-name="Absatz-Standardschriftart" style:family="text">
      <style:text-properties fo:font-style="italic" style:font-style-asian="italic" style:font-style-complex="italic" fo:color="#000000"/>
    </style:style>
    <style:style style:name="T416" style:parent-style-name="Absatz-Standardschriftart" style:family="text">
      <style:text-properties fo:font-style="italic" style:font-style-asian="italic" style:font-style-complex="italic" fo:color="#000000" fo:language="de" fo:country="DE"/>
    </style:style>
    <style:style style:name="P417" style:parent-style-name="Textbody" style:family="paragraph">
      <style:text-properties fo:font-style="italic" style:font-style-asian="italic" style:font-style-complex="italic" fo:color="#000000"/>
    </style:style>
    <style:style style:name="P418" style:parent-style-name="Textbody" style:family="paragraph">
      <style:text-properties fo:language="de" fo:country="DE"/>
    </style:style>
    <style:style style:name="P419" style:parent-style-name="Überschrift1" style:family="paragraph">
      <style:text-properties fo:language="de" fo:country="DE"/>
    </style:style>
    <style:style style:name="T420" style:parent-style-name="Absatz-Standardschriftart" style:family="text">
      <style:text-properties fo:font-style="italic" style:font-style-asian="italic" style:font-style-complex="italic" fo:color="#3465A4" fo:language="de" fo:country="DE"/>
    </style:style>
    <style:style style:name="T421"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422" style:parent-style-name="Absatz-Standardschriftart" style:family="text">
      <style:text-properties fo:font-style="italic" style:font-style-asian="italic" style:font-style-complex="italic" fo:color="#3465A4" fo:language="de" fo:country="DE"/>
    </style:style>
    <style:style style:name="P423" style:parent-style-name="Überschrift3" style:family="paragraph">
      <style:text-properties fo:language="de" fo:country="DE"/>
    </style:style>
    <style:style style:name="T424" style:parent-style-name="Absatz-Standardschriftart" style:family="text">
      <style:text-properties fo:language="de" fo:country="DE"/>
    </style:style>
    <style:style style:name="P425" style:parent-style-name="StandardWeb" style:family="paragraph">
      <style:text-properties fo:language="de" fo:country="DE"/>
    </style:style>
    <style:style style:name="P426" style:parent-style-name="Standard"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427" style:parent-style-name="Standard"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428" style:parent-style-name="Standard"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429" style:parent-style-name="Standard"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430" style:parent-style-name="Standard"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431" style:parent-style-name="Standard" style:family="paragraph">
      <style:paragraph-properties style:vertical-align="auto" fo:margin-top="0.0694in" fo:margin-bottom="0.0694in"/>
    </style:style>
    <style:style style:name="T432" style:parent-style-name="Absatz-Standardschriftart" style:family="text">
      <style:text-properties style:font-name="Times New Roman" style:font-name-asian="Times New Roman" style:font-name-complex="Times New Roman" style:letter-kerning="false" style:language-complex="ar" style:country-complex="SA"/>
    </style:style>
    <style:style style:name="P433" style:parent-style-name="Überschrift3" style:family="paragraph">
      <style:text-properties fo:language="de" fo:country="DE"/>
    </style:style>
    <style:style style:name="P434" style:parent-style-name="Standard"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435" style:parent-style-name="Standard" style:family="paragraph">
      <style:paragraph-properties style:vertical-align="auto" fo:margin-top="0.0694in" fo:margin-bottom="0.0694in"/>
    </style:style>
    <style:style style:name="T436"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37"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438"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39"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440"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P441" style:parent-style-name="Standard" style:family="paragraph">
      <style:paragraph-properties style:vertical-align="auto" fo:margin-top="0.0694in" fo:margin-bottom="0.0694in"/>
    </style:style>
    <style:style style:name="T442"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43"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444"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45"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446"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P447" style:parent-style-name="Standard" style:family="paragraph">
      <style:paragraph-properties style:vertical-align="auto" fo:margin-top="0.0694in" fo:margin-bottom="0.0694in"/>
    </style:style>
    <style:style style:name="T448"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49"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450"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51"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452"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53"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454"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family="graphic" style:name="a20" style:parent-style-name="Graphics">
      <style:graphic-properties fo:border="0.01042in none" fo:background-color="transparent" style:wrap="none" style:horizontal-rel="page-content" style:vertical-rel="paragraph" style:horizontal-pos="center" style:vertical-pos="from-top"/>
    </style:style>
    <style:style style:family="graphic" style:name="a2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9"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0" style:parent-style-name="Graphics">
      <style:graphic-properties fo:border="0.01042in none" fo:background-color="transparent" style:wrap="none" style:horizontal-rel="page-content" style:vertical-rel="paragraph" style:horizontal-pos="center" style:vertical-pos="from-top"/>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wrap="none" fo:clip="rect(0in, 0in, 0in, 0in)" style:horizontal-rel="page-content" style:vertical-rel="paragraph" style:horizontal-pos="center" style:vertical-pos="from-top"/>
    </style:style>
    <style:style style:family="graphic" style:name="a17"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18" style:parent-style-name="Graphics">
      <style:graphic-properties fo:border="0.01042in none" fo:background-color="transparent" style:wrap="none" style:horizontal-rel="page-content" style:vertical-rel="paragraph" style:horizontal-pos="center" style:vertical-pos="from-top"/>
    </style:style>
    <style:style style:family="graphic" style:name="a19" style:parent-style-name="Graphics">
      <style:graphic-properties fo:border="0.01042in none" fo:background-color="transparent" style:wrap="none" style:horizontal-rel="page-content" style:vertical-rel="paragraph" style:horizontal-pos="center" style:vertical-pos="from-top"/>
    </style:style>
    <style:style style:family="graphic" style:name="a0"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5"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6" style:parent-style-name="Graphics">
      <style:graphic-properties fo:border="0.01042in none" fo:background-color="transparent" style:wrap="parallel" style:wrap-contour="true" style:wrap-contour-mode="full" style:horizontal-rel="page-content" style:vertical-rel="paragraph" style:horizontal-pos="left" style:vertical-pos="from-top"/>
    </style:style>
    <style:style style:family="graphic" style:name="a7" style:parent-style-name="Graphics">
      <style:graphic-properties fo:border="0.01042in none" fo:background-color="transparent" style:wrap="run-through" style:run-through="foreground" style:horizontal-rel="page-content" style:vertical-rel="paragraph" style:horizontal-pos="center" style:vertical-pos="from-top"/>
    </style:style>
    <style:style style:family="graphic" style:name="a8" style:parent-style-name="Graphics">
      <style:graphic-properties fo:border="0.01042in none" fo:background-color="transparent" style:wrap="none" style:horizontal-rel="page-content" style:vertical-rel="paragraph" style:horizontal-pos="center" style:vertical-pos="from-top"/>
    </style:style>
    <style:style style:family="graphic" style:name="a9"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office:automatic-styles>
  <office:body>
    <office:text text:use-soft-page-breaks="true">
      <text:p text:style-name="P1"/>
      <text:p text:style-name="P2"/>
      <text:p text:style-name="P3"/>
      <text:p text:style-name="P4"/>
      <text:p text:style-name="P5"/>
      <text:p text:style-name="P6"/>
      <text:p text:style-name="P7"/>
      <text:p text:style-name="P8"/>
      <text:p text:style-name="P9">Programmentwurf – 3er Gruppe</text:p>
      <text:p text:style-name="P10">Sudoku</text:p>
      <text:p text:style-name="P11"/>
      <text:p text:style-name="P12">Name: Fien, Alisa<text:line-break/>Martrikelnummer: [MNR]</text:p>
      <text:p text:style-name="P13"/>
      <text:p text:style-name="P14">Name: Fuchs, Marco<text:line-break/>Martrikelnummer: [MNR]</text:p>
      <text:p text:style-name="P15"/>
      <text:p text:style-name="P16">Name: Sisic, Marcel<text:line-break/>Martrikelnummer: [MNR]</text:p>
      <text:p text:style-name="P17"/>
      <text:p text:style-name="P18">Abgabedatum: 31.05.2023</text:p>
      <text:p text:style-name="P19"/>
      <text:p text:style-name="P20"/>
      <text:soft-page-break/>
      <text:p text:style-name="P21">Allgemeine Anmerkungen:</text:p>
      <text:list text:style-name="LFO1" text:continue-numbering="true">
        <text:list-item>
          <text:p text:style-name="P22">Gesamt-Punktzahl: 60P (zum Bestehen mit 4,0 werden 30P benötigt)</text:p>
        </text:list-item>
        <text:list-item>
          <text:p text:style-name="P23">die Aufgabenbeschreibung (der blaue Text) und die mögliche Punktanzahl muss im Dokument erhalten bleiben</text:p>
        </text:list-item>
        <text:list-item>
          <text:p text:style-name="P24">es darf nicht auf andere Kapitel als alleiniger Leistungsnachweis verwiesen werden (z.B. in der Form “XY wurde schon in Kapitel 2 behandelt, daher hier keine Ausführung”)</text:p>
        </text:list-item>
        <text:list-item>
          <text:p text:style-name="P25">alles muss in UTF-8 codiert sein (Text und Code)</text:p>
        </text:list-item>
        <text:list-item>
          <text:p text:style-name="P26">das Dokument muss als PDF abgegeben werden</text:p>
        </text:list-item>
        <text:list-item>
          <text:p text:style-name="P27">es gibt keine mündlichen Nebenabreden / Ausnahmen – alles muss so bearbeitet werden, wie es schriftlich gefordert ist</text:p>
        </text:list-item>
        <text:list-item>
          <text:p text:style-name="P28">alles muss ins Repository (Code, Ausarbeitung und alles was damit zusammenhängt)</text:p>
        </text:list-item>
        <text:list-item>
          <text:p text:style-name="P29">die Beispiele sollten, wenn möglich vom aktuellen Stand genommen werden</text:p>
          <text:list text:continue-numbering="true">
            <text:list-item>
              <text:p text:style-name="P30">finden sich dort keine entsprechenden Beispiele, dürfen auch ältere Commits unter Verweis auf den Commit verwendet werden</text:p>
            </text:list-item>
            <text:list-item>
              <text:p text:style-name="P31">Ausnahme: beim Kapitel “Refactoring” darf von vorne herein aus allen Ständen frei gewählt werden (mit Verweis auf den entsprechenden Commit)</text:p>
            </text:list-item>
          </text:list>
        </text:list-item>
        <text:list-item>
          <text:p text:style-name="P32">falls verlangte Negativ-Beispiele nicht vorhanden sind, müssen entsprechend mehr Positiv-Beispiele gebracht werden</text:p>
          <text:list text:continue-numbering="true">
            <text:list-item>
              <text:p text:style-name="P33">Achtung: werden im Code entsprechende Negativ-Beispiele gefunden, gibt es keine Punkte für die zusätzlichen Positiv-Beispiele sondern 0,5P Abzug für das fehlende Negativ-Beispiel</text:p>
            </text:list-item>
            <text:list-item>
              <text:p text:style-name="P34">Beispiel</text:p>
              <text:list text:continue-numbering="true">
                <text:list-item>
                  <text:p text:style-name="P35"><text:span text:style-name="T36">“Nennen Sie jeweils eine Klasse, die das SRP einhält bzw. verletzt.”<text:s/></text:span><text:span text:style-name="T37">(2P)</text:span></text:p>
                  <text:list text:continue-numbering="true">
                    <text:list-item>
                      <text:p text:style-name="P38">Antwort: Es gibt keine Klasse, die SRP verletzt, daher hier 2 Klassen, die SRP einhalten: [Klasse 1], [Klasse 2]</text:p>
                    </text:list-item>
                    <text:list-item>
                      <text:p text:style-name="P39">Bewertung: falls im Code tatsächlich keine Klasse das SRP verletzt: 2P ODER falls im Code mind. eine Klasse SRP verletzt: 1P</text:p>
                    </text:list-item>
                  </text:list>
                </text:list-item>
              </text:list>
            </text:list-item>
          </text:list>
        </text:list-item>
        <text:list-item>
          <text:p text:style-name="P40">verlangte Positiv-Beispiele müssen gebracht werden – im Zweifel müssen sie extra für die Lösung der Aufgabe implementiert werden</text:p>
        </text:list-item>
        <text:list-item>
          <text:p text:style-name="P41">Code-Beispiel = Code in das Dokument kopieren (inkl. Syntax-Highlighting)</text:p>
        </text:list-item>
        <text:list-item>
          <text:p text:style-name="P42">falls Bezug auf den Code genommen wird: entsprechende Code-Teile in das Dokument kopieren (inkl Syntax-Highlighting)</text:p>
        </text:list-item>
        <text:list-item>
          <text:p text:style-name="P43">bei UML-Diagrammen immer die öffentlichen Methoden und Felder angegeben – private Methoden/Felder nur angeben, wenn sie zur Klärung beitragen</text:p>
        </text:list-item>
        <text:list-item>
          <text:p text:style-name="P44">bei UML-Diagrammen immer unaufgefordert die zusammenspielenden Klassen ergänzen, falls diese Teil der Aufgabe sind</text:p>
        </text:list-item>
        <text:list-item>
          <text:p text:style-name="P45">Klassennamen/Variablennamen/etc im Dokument so benennen, wie sie im Code benannt sind (z.B. im Dokument nicht anfangen, englische Klassennamen zu übersetzen)</text:p>
        </text:list-item>
        <text:list-item>
          <text:p text:style-name="P46">die Aufgaben sind von vorne herein bekannt und müssen wie gefordert gelöst werden – z.B. ist es keine Lösung zu schreiben, dass es das nicht im Code gibt</text:p>
          <text:list text:continue-numbering="true">
            <text:list-item>
              <text:p text:style-name="P47">Beispiel 1</text:p>
              <text:list text:continue-numbering="true">
                <text:list-item>
                  <text:p text:style-name="P48"><text:span text:style-name="T49">Aufgabe:<text:s/></text:span><text:span text:style-name="T50"><text:s/>Analyse und Begründung des Einsatzes von 2 Fake/Mock-Objekten</text:span></text:p>
                </text:list-item>
                <text:list-item>
                  <text:p text:style-name="P51">Antwort: Es wurden keine Fake/Mock-Objekte gebraucht.</text:p>
                </text:list-item>
                <text:list-item>
                  <text:p text:style-name="P52">Punkte: 0P</text:p>
                </text:list-item>
              </text:list>
            </text:list-item>
            <text:list-item>
              <text:p text:style-name="P53">Beispiel 2</text:p>
              <text:list text:continue-numbering="true">
                <text:list-item>
                  <text:p text:style-name="P54">Aufgabe: <text:s/>UML, Beschreibung und Begründung des Einsatzes eines Repositories</text:p>
                </text:list-item>
                <text:list-item>
                  <text:p text:style-name="P55">Antwort: Die Applikation enthält kein Repository</text:p>
                </text:list-item>
                <text:list-item>
                  <text:p text:style-name="P56">Punkte</text:p>
                  <text:list text:continue-numbering="true">
                    <text:list-item>
                      <text:p text:style-name="P57">falls (was quasi nie vorkommt) die Fachlichkeit tatsächlich kein Repository hergibt: volle Punktzahl</text:p>
                    </text:list-item>
                    <text:list-item>
                      <text:p text:style-name="P58">falls die Fachlichkeit in irgendeiner Form ein Repository hergibt (auch wenn es nicht implementiert wurde): 0P</text:p>
                    </text:list-item>
                  </text:list>
                </text:list-item>
              </text:list>
            </text:list-item>
            <text:list-item>
              <text:p text:style-name="P59">Beispiel 3</text:p>
              <text:list text:continue-numbering="true">
                <text:list-item>
                  <text:p text:style-name="P60">Aufgabe: <text:s/>UML von 2 implementierte unterschiedliche Entwurfsmuster aus der Vorlesung</text:p>
                </text:list-item>
                <text:list-item>
                  <text:p text:style-name="P61">Antwort: <text:s/>es wurden keine Entwurfsmuster gebraucht/implementiert</text:p>
                </text:list-item>
                <text:list-item>
                  <text:p text:style-name="P62">Punkt: 0P</text:p>
                </text:list-item>
              </text:list>
            </text:list-item>
          </text:list>
        </text:list-item>
      </text:list>
      <text:p text:style-name="P63"/>
      <text:p text:style-name="P64"/>
      <text:p text:style-name="P65"/>
      <text:p text:style-name="P66"/>
      <text:p text:style-name="P67"/>
      <text:h text:style-name="Überschrift1" text:outline-level="1"/>
      <text:h text:style-name="Überschrift1" text:outline-level="1"><text:span text:style-name="T68">Kapitel 1:<text:s/></text:span><text:span text:style-name="T69">Einführung</text:span><text:span text:style-name="T70"><text:s text:c="2"/>(4P)</text:span></text:h>
      <text:h text:style-name="P71" text:outline-level="3">Übersicht über die Applikation (1P)</text:h>
      <text:p text:style-name="P72">[Was macht die Applikation? Wie funktioniert sie? Welches Problem löst sie/welchen Zweck hat sie?]</text:p>
      <text:p text:style-name="P73">Die Anwendung CLI-Sudoku ist ein Kommandozeilenbasiertes Sudokuspiel. Nach dem Start der Anwendung kann der Nutzer / die Nutzerin sich Registrieren beziehungsweise Anmelden. Hierzu sind ein Nutzername und Passwort notwendig. Nach erfolgreicher Anmeldung können die Spieler im Auswahlmenü zwischen verschiedenen Optionen wählen. Dabei können sie beispielsweise ein neues Spiel spielen, gespeicherte Sudokus weiterspielen, das Leaderboard einsehen oder ihre Einstellungen anpassen. In den Einstellungen können Hinweise aktiviert oder deaktiviert werden. Wird ein neues Spiel gestartet, so kann der Spieler:in zwischen drei Schwierigkeitsstufen auswählen. Anschließend wird das Sudoku auf der Konsole ausgeben und es kann gespielt werden. Es gibt die Optionen ein spezifisches Feld zu füllen, zu leeren, das Sudoku zum momentanen Stand zu speichern oder das Spiel zu beenden. Die dafür nötigen Befehle werden immer mit ausgegeben. Bei Falscheingabe bekommen die Anwender passende Rückmeldung. Sind die Hinweise in den Einstellungen aktiviert, können spezifische Felder gelöst oder das momentan gelöste Sudoku auf Richtigkeit geprüft werden.</text:p>
      <text:p text:style-name="P74">Durch die Anwendung betreten die Sudokus, welche häufig in analoger Form häufig gespielt werden die digitale Welt. Des Weiteren werden immer neue Sudokus generiert, welches ein abwechslungsreiches Spielerlebnis bietet.</text:p>
      <text:h text:style-name="P75" text:outline-level="3">Starten der Applikation (1P)</text:h>
      <text:p text:style-name="P76">[Wie startet man die Applikation? Was für Voraussetzungen werden benötigt? Schritt-für-Schritt-Anleitung]</text:p>
      <text:p text:style-name="Textbody"><text:span text:style-name="T77">Die Applikation ist in der Programmiersprache Java geschrieben. Für die Kompilierung und Ausführung muss die JDK Version 17 installiert sein. Die Anwendung kann dann mit einer gängigen IDE wie beispielsweise IntelliJ gestartet werden. Hierzu die main()-Methode in der Klasse Main.java ausführen.</text:span></text:p>
      <text:p text:style-name="Textbody"><text:span text:style-name="T78">Soll die Anwendung außerhalb einer IDE gestartet werden ist eine Dockerfile mitgeliefert, welche die den Bau und Ausführung der Applikation vereinfacht. Hierfür muss Docker auf dem System installiert sein. Um die Applikation in einem Dockercontainer zu starten müssen folgende Befehle ausgeführt werden:</text:span></text:p>
      <text:list text:style-name="LFO2" text:continue-numbering="true">
        <text:list-item>
          <text:p text:style-name="P79"><text:span text:style-name="T80">“docker build -t sudoku-image .” (Befehl im Projekordner ausführen – dort wo die Dockerfile liegt)</text:span></text:p>
        </text:list-item>
        <text:list-item>
          <text:p text:style-name="P81"><text:span text:style-name="T82">“docker run -v<text:s/></text:span><text:span text:style-name="T83">/home/user/sudokuSaver</text:span><text:span text:style-name="T84">:/app/src/main/resources/fileStore/ -it sudoku-image”</text:span></text:p>
        </text:list-item>
      </text:list>
      <text:p text:style-name="P85"><text:span text:style-name="T86">Der Pfad</text:span><text:span text:style-name="T87"><text:s/>/home/user/sudokuSaver</text:span><text:span text:style-name="T88"><text:s/>muss mit einem entsprechenden Pfad auf dem Host-System ersetzt werden. In diesem Verzeichnis werden die für die Applikation benötigten Dateien gespeichert. Somit muss dieser Pfad existieren und Schreib sowie Leserechte müssen vorhanden sein.</text:span></text:p>
      <text:soft-page-break/>
      <text:h text:style-name="P89" text:outline-level="3">Technischer Überblick (2P)</text:h>
      <text:p text:style-name="P90">[Nennung und Erläuterung der Technologien (z.B. Java, MySQL, …), jeweils Begründung für den Einsatz der Technologien]</text:p>
      <text:p text:style-name="P91">Es wurde sich für die Programmiersprache Java entschieden, da in dieser Sprache bereits alle an dem Projekt teilnehmenden Studierenden bereits Erfahrungen gesammelt haben. Als Testframework wurde sich für Junit5 entschieden. Dies ist ein weit verbreitetes Testframework in der Javawelt und bietet gute Einbindungsmöglichkeiten in das Projekt. Zum Persistieren von Daten wurde sich für lokale Textdateien entschieden. Zuerst stand eine Datenbank wie beispielsweise MariaDB im Raum. In Absprache mit dem Dozenten wurde dies aus Komplexitätsgründen wieder verworfen. Daher werden bei der Ausführung des Programms mehrere Dateien angelegt.</text:p>
      <text:p text:style-name="P92"/>
      <text:h text:style-name="Überschrift1" text:outline-level="1"><text:span text:style-name="T93">Kapitel 2: Clean Architecture (8P)</text:span></text:h>
      <text:h text:style-name="Überschrift3" text:outline-level="3">Was ist Clean Architecture?<text:s/><text:span text:style-name="T94">(1P)</text:span></text:h>
      <text:p text:style-name="P95">[allgemeine Beschreibung der Clean Architecture in eigenen Worten]</text:p>
      <text:p text:style-name="P96">Clean Architecture ist ein Architekturmuster / Vorgehensweise für die Softwareentwicklung, das darauf abzielt, den Code sauber, wartbar und unabhängig von externen Einflüssen zu gestalten und aufzubauen. Dabei basiert es im Wesentlichen auf den Prinzipien des SOLID-Prinzipien.</text:p>
      <text:p text:style-name="P97">Die Clean Architecture fördert eine klare Trennung von Verantwortlichkeiten und Schichten in einer Anwendung. Sie definiert verschiedene Schichten, die jeweils spezifische Aufgaben erfüllen. Hierbei gibt es verschiedene Architekturmodelle wie beispielsweise Schichtenarchitektur oder hexagonale Architektur.</text:p>
      <text:p text:style-name="P98">Die Clean Architecture fördert die Abhängigkeitsumkehrung (Dependency Inversion Principle) und Inversion of Control (IoC), indem sie sicherstellt, dass die Abhängigkeiten von den äußeren Schichten zu den inneren Schichten fließen. Dadurch wird der Code flexibler, testbarer und leichter wartbar, da die inneren Schichten unabhängig von den äußeren Schichten sind.</text:p>
      <text:p text:style-name="P99">Das Hauptziel der Clean Architecture besteht darin, eine klare Trennung zwischen den verschiedenen Schichten zu erreichen, wodurch die Austauschbarkeit, Testbarkeit und Wartbarkeit der Software verbessert wird.</text:p>
      <text:p text:style-name="P100"/>
      <text:h text:style-name="P101" text:outline-level="3">Analyse der Dependency Rule (3P)</text:h>
      <text:p text:style-name="P102">[1 Klasse, die die Dependency Rule einhält und 1 Klasse, die die Dependency Rule verletzt; <text:s text:c="2"/>jeweils UML (mind. die betreffende Klasse inkl. der Klassen, die von ihr abhängen bzw. von der sie abhängt) und Analyse der Abhängigkeiten in beide Richtungen (d.h., von wem hängt die Klasse ab und wer hängt von der Klasse ab) in Bezug auf die Dependency Rule]</text:p>
      <text:p text:style-name="P103">Erläuterung: Unser Projekt hat die Schichten: Domain, Application und Adapter. Die Schichten sind bei uns im Projekt über Packages aufgebaut. Klassen im Adapter Package enden dabei immer mit dem<text:s/><text:soft-page-break/>Wort Adapter. Klassen in der Applicationschicht enden mit dem Namen Service. Wir haben bei uns im Projekt Use-Cases in sogenannte Serviceklassen zusammengepackt. <text:s/>TODO: Begründen warum <text:s/></text:p>
      <text:h text:style-name="P104" text:outline-level="4">Positiv-Beispiel 1: Dependency Rule</text:h>
      <text:p text:style-name="P105">In diesem Beispiel greift der UserAdapter auf das Usermodell zu. Der UserAdapter kümmert sich um das Laden und Speichern von Nutzern. Hierzu wird das Model aus dem Domainkern benötigt.<text:s/></text:p>
      <text:p text:style-name="P106">Im dargestellten Beispiel greift der UserAdapter, der zur Adapterschicht gehört, auf das User-Model aus dem Domainkern zu. Dieser Zugriff ist erlaubt, da die Abhängigkeit in die innere Richtung zeigt. Der UserAdapter implementiert das UserPort-Interface, welches als Schnittstelle zwischen dem Domainkern und der Adapterschicht dient. Durch die Verwendung des Ports wird die Adapterschicht abstrahiert und unabhängig vom konkreten Domainkern.</text:p>
      <text:p text:style-name="StandardWeb"><draw:frame draw:z-index="251658240" draw:style-name="a0" draw:name="Image1" text:anchor-type="paragraph" svg:x="0in" svg:y="1.23215in" svg:width="3.42222in" svg:height="3.84167in" style:rel-width="scale" style:rel-height="scale"><draw:image xlink:href="media/image1.png" xlink:type="simple" xlink:show="embed" xlink:actuate="onLoad"/><svg:title/><svg:desc/></draw:frame><text:span text:style-name="T107">Die Dependency Rule wird hier eingehalten, da der Domainkern nicht von der Adapterschicht abhängt. Dadurch bleibt der Domainkern unberührt, selbst wenn Änderungen in der Adapterschicht vorgenommen werden müssen. Zum Beispiel, wenn Nutzer zukünftig in einer Datenbank gespeichert werden sollen, müsste nur die Adapterklasse geändert werden, während der Rest des Systems unverändert bleibt. Dies zeigt, wie die Abstraktion durch den Port eine klare Trennung zwischen den Schichten ermöglicht und die Änderungen auf diejenigen begrenzt, die direkt von ihnen abhängen.</text:span></text:p>
      <text:h text:style-name="P108" text:outline-level="4">Positiv-Beispiel 2: Dependency Rule</text:h>
      <text:p text:style-name="P109">In diesem Beispiel greift der SudokuPersistenceAdapter, der zur Adapterschicht gehört, auf das Sudoku-Model aus dem Domainkern zu. Dieser Zugriff ist erlaubt, da die Abhängigkeit in die Richtung nach innen zeigt, also von der äußeren Adapterschicht zum inneren Domainkern. Der SudokuPersistenceAdapter implementiert das SudokuPersistencePort-Interface, das als Schnittstelle zwischen dem Domainkern und der Adapterschicht fungiert. Durch die Verwendung des Ports wird die Adapterschicht von den konkreten Details des Domainkerns abstrahiert.</text:p>
      <text:soft-page-break/>
      <text:p text:style-name="P110">Durch die Einhaltung der Dependency Rule bleibt der Domainkern unberührt, wenn Änderungen in der Adapterschicht vorgenommen werden müssen. Wenn beispielsweise Sudokus in Zukunft in einer Datenbank gespeichert werden sollen, müsste nur die Adapterklasse (SudokuPersistenceAdapter) geändert werden. Der Rest des Systems, einschließlich des Domainkerns, bleibt von dieser Änderung unberührt. Dies zeigt, wie die Dependency Rule dazu beiträgt, die Auswirkungen von Änderungen auf diejenigen Schichten zu begrenzen, die direkt von ihnen abhängen.</text:p>
      <text:p text:style-name="Textbody"><text:span text:style-name="T111"><draw:frame draw:z-index="251659264" draw:style-name="a1" draw:name="Image2" text:anchor-type="paragraph" svg:x="0in" svg:y="0.28658in" svg:width="3.98472in" svg:height="4.11528in" style:rel-width="scale" style:rel-height="scale"><draw:image xlink:href="media/image2.png" xlink:type="simple" xlink:show="embed" xlink:actuate="onLoad"/><svg:title/><svg:desc/></draw:frame></text:span></text:p>
      <text:h text:style-name="P112" text:outline-level="4"/>
      <text:h text:style-name="P113" text:outline-level="4"/>
      <text:h text:style-name="P114" text:outline-level="4">Positiv-Beispiel 3: Dependency Rule</text:h>
      <text:p text:style-name="P115">In dem gegebenen Beispiel greift der DifficultySelectionDialogService aus der Applicationschicht auf den Domainkern zu, um den Schwierigkeitsgrad des zu erstellenden Sudokus zu ermitteln. Der DifficultySelectionDialogService ist Teil der äußeren Schicht (Applicationschicht), während das Model Difficulty und der Domainkern zur inneren Schicht (Domain) gehören.</text:p>
      <text:p text:style-name="P116">Da der Zugriff von außen (Applicationschicht) auf innen (Domainkern) erfolgt, wird die Dependency Rule eingehalten. Die äußere Schicht hängt von der inneren Schicht ab, aber nicht umgekehrt. Dadurch bleibt der Domainkern unabhängig von den Details der äußeren Schicht und kann sich auf seine Aufgabe, die Businesslogik, konzentrieren.</text:p>
      <text:soft-page-break/>
      <text:p text:style-name="StandardWeb"><draw:frame draw:z-index="2" draw:style-name="a2" draw:name="Image3" text:anchor-type="paragraph" svg:x="0in" svg:y="0.00064in" svg:width="2.64583in" svg:height="2.40625in" style:rel-width="scale" style:rel-height="scale"><draw:image xlink:href="media/image3.png" xlink:type="simple" xlink:show="embed" xlink:actuate="onLoad"/><svg:title/><svg:desc/></draw:frame></text:p>
      <text:p text:style-name="P117"/>
      <text:h text:style-name="P118" text:outline-level="4">Negativ-Beispiel: Dependency Rule</text:h>
      <text:p text:style-name="P119">Die Klasse DurationTrackService welche sie um das Messen der Spieldauer kümmert, nutzt direkt den Adapter für die Persistierung der Zeit. Dadurch greift eine innen liegende Schicht auf eine äußere zu, welches die Dependency Rule verletzt.<text:s/></text:p>
      <text:h text:style-name="Überschrift3" text:outline-level="3"><text:span text:style-name="T120"><draw:frame draw:style-name="a3" draw:name="Picture 1" text:anchor-type="as-char" svg:x="0in" svg:y="0in" svg:width="6.925in" svg:height="2.31736in" style:rel-width="scale" style:rel-height="scale"><draw:image xlink:href="media/image4.png" xlink:type="simple" xlink:show="embed" xlink:actuate="onLoad"/><svg:title/><svg:desc>A screenshot of a computer

Description automatically generated with low confidence</svg:desc></draw:frame></text:span></text:h>
      <text:p text:style-name="P121"/>
      <text:p text:style-name="P122">Im beschriebenen Beispiel greift die Klasse DurationTrackService, die zur inneren Schicht gehört, direkt auf den Adapter für die Persistierung der Zeit zu. Der DurationTrackService ist für das Messen der Spieldauer zuständig und nutzt den Adapter, um die Zeit zu persistieren.</text:p>
      <text:p text:style-name="P123">Da der DurationTrackService, eine innere Schicht, direkt auf den Adapter, der zur äußeren Schicht gehört, zugreift, verletzt dies die Dependency Rule. Die innere Schicht sollte nicht direkt von der äußeren Schicht abhängen, da dies die Trennung der Schichten aufhebt.</text:p>
      <text:p text:style-name="P124">Idealerweise sollte der DurationTrackService nicht direkt auf den Adapter zugreifen. Stattdessen sollte er über einen Port oder Schnittstelle mit der äußeren Schicht kommunizieren und die konkrete Implementierung des Adapters sollte in der äußeren Schicht erfolgen. Dadurch wird die Dependency Rule eingehalten und die Abhängigkeit wird von innen nach außen gelenkt.</text:p>
      <text:soft-page-break/>
      <text:p text:style-name="P125">Um die Dependency Rule einzuhalten, könnte beispielsweise ein DurationTrackPort definiert werden, über den der DurationTrackService mit der äußeren Schicht kommuniziert. Die konkrete Implementierung des Adapters erfolgt dann in der äußeren Schicht, während der DurationTrackService nur die abstrakte Schnittstelle des Ports verwendet.</text:p>
      <text:h text:style-name="P126" text:outline-level="3">Analyse der Schichten (4P)</text:h>
      <text:p text:style-name="P127">[jeweils 1 Klasse zu 2 unterschiedlichen Schichten der Clean-Architecture: jeweils UML (mind. betreffende Klasse und ggf. auch zusammenspielenden Klassen), Beschreibung der Aufgabe, Einordnung mit Begründung in die Clean-Architecture]</text:p>
      <text:p text:style-name="Textbody"><text:span text:style-name="T128">Erläuterung: Unser Projekt hat die Schichten: Domain, Application und Adapter. Die Schichten sind bei uns im Projekt über Packages aufgebaut. Klassen im Adapter Package enden dabei immer mit dem Wort Adapter. Klassen in der Applicationschicht enden mit dem Namen Service. Wir haben bei uns im Projekt Use-Cases in sogenannte Serviceklassen zusammengepackt. <text:s/>TODO: Begründen warum<text:s/></text:span><text:span text:style-name="T129"><text:s/></text:span></text:p>
      <text:h text:style-name="P130" text:outline-level="4">Schicht: Domainschicht</text:h>
      <text:p text:style-name="Textbody"><text:span text:style-name="T131"><draw:frame draw:z-index="4" draw:style-name="a4" draw:name="Image5" text:anchor-type="paragraph" svg:x="0in" svg:y="1.56319in" svg:width="2.7071in" svg:height="3.9634in" style:rel-width="scale" style:rel-height="scale"><draw:image xlink:href="media/image5.png" xlink:type="simple" xlink:show="embed" xlink:actuate="onLoad"/><svg:title/><svg:desc/></draw:frame></text:span><text:span text:style-name="T132">Die Domain-Schicht enthält das Kernmodell Ihrer Anwendung und definiert die Geschäftslogik. In unserem konkreten Anwendungsfall gibt es beispielsweise die Modelle Sudoku, SaveEntry, Difficulty und User. Diese Klassen sind unter anderem die Kernmodelle der Anwendung. Die Modelle kennen sich zum Teil auch gegenseitig wie in der nachfolgenden Abbildung dargestellt. Ein Speichereintrag muss das zu speichernde Sudoku kennen. Da die Modelle in der gleichen Schicht liegen ist das zulässig.</text:span></text:p>
      <text:h text:style-name="P133" text:outline-level="4">Schicht: Adapterschicht</text:h>
      <text:p text:style-name="P134">Die Adapter-Schicht enthält Implementierungen, die die Details der Infrastruktur und der externen Schnittstellen behandeln, wie z.B. das Laden und Speichern von Nutzern. Die Verwendung von Ports<text:s/><text:soft-page-break/>und Interfaces, wie dem UserPort, in der Adapterschicht ermöglicht es, die Abhängigkeiten abstrakt zu halten und die Adapterschicht austauschbar zu machen, ohne die Domäne zu beeinflussen. Dadurch können Änderungen in der Art und Weise, wie Nutzer gespeichert werden, in der Adapterklasse vorgenommen werden, ohne die anderen Schichten zu beeinträchtigen.</text:p>
      <text:p text:style-name="Textbody"><text:span text:style-name="T135"><draw:frame draw:z-index="3" draw:style-name="a5" draw:name="Image4" text:anchor-type="paragraph" svg:x="0in" svg:y="0.18399in" svg:width="2.64028in" svg:height="2.31875in" style:rel-width="scale" style:rel-height="scale"><draw:image xlink:href="media/image6.png" xlink:type="simple" xlink:show="embed" xlink:actuate="onLoad"/><svg:title/><svg:desc/></draw:frame></text:span></text:p>
      <text:h text:style-name="P136" text:outline-level="1">Kapitel 3: SOLID (8P)</text:h>
      <text:h text:style-name="P137" text:outline-level="3">Analyse SRP (3P)</text:h>
      <text:p text:style-name="P138">[zwei Klassen als positives Beispiel und eine Klasse als negatives Beispiel für SRP; <text:s/>jeweils UML und Beschreibung der Aufgabe bzw. der Aufgaben und möglicher Lösungsweg des Negativ-Beispiels (inkl. UML)]</text:p>
      <text:h text:style-name="P139" text:outline-level="4">Positiv-Beispiel 1</text:h>
      <text:p text:style-name="Textbody"><text:span text:style-name="T140"><draw:frame draw:z-index="251669504" draw:style-name="a6" draw:name="Picture 1" text:anchor-type="paragraph" svg:x="0in" svg:y="0.76389in" svg:width="6.925in" svg:height="1.91875in" style:rel-width="scale" style:rel-height="scale"><draw:image xlink:href="media/image7.png" xlink:type="simple" xlink:show="embed" xlink:actuate="onLoad"/><svg:title/><svg:desc>A screenshot of a computer

Description automatically generated with low confidence</svg:desc></draw:frame></text:span><text:span text:style-name="T141">Die Klasse SudokuCliAdapter ist ein positives Beispiel für das Single Responsibilty Prinzip. Die Klasse kümmert sich um die Ausgabe eines Sudokus auf der Kommandozeile. Sie beinhaltet die in dem UML angegebenen Felder und Methoden. Neben der Ausgabe erfüllt sie keinen anderen Zweck.</text:span></text:p>
      <text:p text:style-name="P142"/>
      <text:p text:style-name="P143">Im Fall der Klasse SudokuCliAdapter ist ihre Verantwortlichkeit klar definiert: die Ausgabe eines Sudokus auf der Kommandozeile. Die Klasse enthält die notwendigen Felder und Methoden, um diese Aufgabe zu erfüllen, darüber hinaus erfüllt sie allerdings keinen anderen Zweck. Das bedeutet, dass<text:s/><text:soft-page-break/>Änderungen an der Art und Weise, wie das Sudoku auf der Kommandozeile ausgegeben wird, nur diese Klasse betreffen und keine anderen Teile des Systems beeinflussen.</text:p>
      <text:p text:style-name="P144"/>
      <text:h text:style-name="P145" text:outline-level="4">Positiv-Beispiel 2</text:h>
      <text:p text:style-name="P146">Die Klasse EncryptionService das SRP, da sie sich ausschließlich um die Verschlüsselung des Nutzerpassworts kümmert. Die Klasse enthält die entsprechenden Felder und Methoden für die Verschlüsselung, aber darüber hinaus hat sie keine anderen Verantwortlichkeiten. Dies ermöglicht es, die Verschlüsselung unabhängig von anderen Funktionen des Systems zu entwickeln, zu testen und anzupassen.</text:p>
      <text:p text:style-name="Textbody"><text:span text:style-name="T147"><draw:frame draw:z-index="251670528" draw:style-name="a7" draw:name="Picture 1" text:anchor-type="paragraph" svg:x="0in" svg:y="0.00323in" svg:width="3.78125in" svg:height="2.53125in" style:rel-width="scale" style:rel-height="scale"><draw:image xlink:href="media/image8.png" xlink:type="simple" xlink:show="embed" xlink:actuate="onLoad"/><svg:title/><svg:desc>A picture containing text, screenshot, font, number

Description automatically generated</svg:desc></draw:frame></text:span></text:p>
      <text:h text:style-name="P148" text:outline-level="4"/>
      <text:h text:style-name="P149" text:outline-level="4"/>
      <text:h text:style-name="P150" text:outline-level="4"/>
      <text:h text:style-name="P151" text:outline-level="4"/>
      <text:h text:style-name="P152" text:outline-level="4"/>
      <text:h text:style-name="P153" text:outline-level="4"/>
      <text:h text:style-name="P154" text:outline-level="4"/>
      <text:h text:style-name="P155" text:outline-level="4"/>
      <text:h text:style-name="P156" text:outline-level="4"/>
      <text:h text:style-name="P157" text:outline-level="4">Negativ-Beispiel</text:h>
      <text:p text:style-name="P158">Im Fall des SudokuFieldsRemover erfüllt die Klasse nicht das SRP, da sie neben dem Entfernen von Feldern aus einem Sudokufeld auch noch die Funktion der Überprüfung, ob ein Sudokufeld lösbar ist oder nicht, bereitstellt. Das sind zwei unterschiedliche Verantwortlichkeiten, die in separaten Klassen oder Modulen implementiert werden sollten.</text:p>
      <text:p text:style-name="P159">Durch die Kombination dieser beiden Funktionen in einer Klasse wird die Abhängigkeit zwischen den verschiedenen Funktionen erhöht. Das erschwert die Wartung und Erweiterbarkeit des Codes, da Änderungen in einer Funktion unerwartete Auswirkungen auf eine andere Funktion haben könnten.</text:p>
      <text:p text:style-name="P160">Um das SRP einzuhalten, sollte die Klasse in zwei separate Klassen aufgeteilt werden: eine Klasse, die sich ausschließlich auf das Entfernen von Feldern aus dem Sudokufeld konzentriert, und eine andere Klasse, die die Überprüfung der Lösbarkeit des Sudokufelds durchführt. Dadurch wird die Verantwortlichkeit klarer abgegrenzt und die Kohäsion und Wartbarkeit verbessert.<text:s/></text:p>
      <text:soft-page-break/>
      <text:p text:style-name="StandardWeb"><draw:frame draw:z-index="251674624" draw:style-name="a8" draw:name="Picture 1" text:anchor-type="paragraph" svg:x="0in" svg:y="0.00011in" svg:width="4.79167in" svg:height="4.23958in" style:rel-width="scale" style:rel-height="scale"><draw:image xlink:href="media/image9.png" xlink:type="simple" xlink:show="embed" xlink:actuate="onLoad"/><svg:title/><svg:desc>A screenshot of a diagram

Description automatically generated with low confidence</svg:desc></draw:frame></text:p>
      <text:h text:style-name="P161" text:outline-level="3">Analyse OCP (3P)</text:h>
      <text:p text:style-name="P162">[zwei Klassen als positives Beispiel und eine Klasse als negatives Beispiel für OCP; <text:s/>jeweils UML und Analyse mit Begründung, warum das OCP erfüllt/nicht erfüllt wurde – falls erfüllt: warum hier sinnvoll/welches Problem gab es? Falls nicht erfüllt: wie könnte man es lösen (inkl. UML)?]</text:p>
      <text:h text:style-name="P163" text:outline-level="4">Positiv-Beispiel 1</text:h>
      <text:p text:style-name="Textbody"><draw:frame draw:style-name="a9" draw:name="Picture 1" text:anchor-type="as-char" svg:x="0in" svg:y="0in" svg:width="6.925in" svg:height="1.90486in" style:rel-width="scale" style:rel-height="scale"><draw:image xlink:href="media/image10.png" xlink:type="simple" xlink:show="embed" xlink:actuate="onLoad"/><svg:title/><svg:desc>A screenshot of a computer

Description automatically generated with low confidence</svg:desc></draw:frame></text:p>
      <text:p text:style-name="P164">Im vorliegenden Beispiel wurde das Open-Closed-Prinzip angewendet, indem der Input vom Spieldialog mittels einer abstrakten Klasse PlayAction abstrahiert wurde. Durch den Einsatz von Vererbung und Polymorphismus können neue Eingabemöglichkeiten hinzugefügt werden, ohne bereits implementierte Mechanismen zu verändern.</text:p>
      <text:p text:style-name="P165">Die abstrakte Klasse PlayAction definiert eine abstrakte Methode executeAction, die von allen konkreten Aktionsklassen implementiert werden muss. Dadurch kann die gewünschte Aktion über eine einheitliche Schnittstelle, die abstrakte Klasse PlayAction, aufgerufen werden. Bei der Auswahl einer Aktion wird der Datentyp PlayAction verwendet, und die Methode executeAction wird aufgerufen. Neue<text:s/><text:soft-page-break/>Aktionen können durch Erstellung einer neuen Klasse, die von PlayAction erbt, implementiert und eingebunden werden, ohne dass dies Auswirkungen auf die bereits vorhandenen Aktionen hat.</text:p>
      <text:p text:style-name="P166">Dadurch erfüllt das System das Open-Closed-Prinzip, da es für Erweiterungen offen ist. Neue Aktionen können einfach hinzugefügt werden, indem neue Klassen erstellt werden, ohne dass dies Änderungen an bestehendem Code erfordert. Der bestehende Code bleibt unverändert und unbeeinflusst von den neuen Aktionen.</text:p>
      <text:h text:style-name="P167" text:outline-level="4"/>
      <text:h text:style-name="Überschrift4" text:outline-level="4"><draw:frame draw:z-index="251675648" draw:style-name="a10" draw:name="Picture 1" text:anchor-type="paragraph" svg:x="0in" svg:y="0.48117in" svg:width="4.83333in" svg:height="5.23958in" style:rel-width="scale" style:rel-height="scale"><draw:image xlink:href="media/image11.png" xlink:type="simple" xlink:show="embed" xlink:actuate="onLoad"/><svg:title/><svg:desc>A screenshot of a computer program

Description automatically generated with low confidence</svg:desc></draw:frame><text:span text:style-name="T168">Positiv-Beispiel 2</text:span></text:h>
      <text:p text:style-name="P169"/>
      <text:p text:style-name="P170">Im vorliegenden Beispiel wird das Open-Closed-Prinzip ebenfalls angewendet, indem das Enum MenuOptions für die Optionen im Hauptmenü verantwortlich ist. Wenn ein neuer Eintrag im Enum hinzugefügt wird, erweitert dies automatisch das Menü. Dadurch kann das Hauptmenü einfach um neue Optionen erweitert werden, ohne dass der bestehende Code des Menüs geändert werden muss.</text:p>
      <text:p text:style-name="P171">Ebenso erfüllt das Enum MenuOptions das Open-Closed-Prinzip, indem ein Menüpunkt einfach aus dem Enum entfernt werden kann, wenn er nicht mehr benötigt wird. Dadurch kann das Menü sauber und ohne Auswirkungen auf den restlichen Code angepasst beziehungsweise verändert werden.</text:p>
      <text:soft-page-break/>
      <text:p text:style-name="P172">Diese Vorgehensweise ermöglicht es, das Menü flexibel und erweiterbar zu gestalten, ohne den bestehenden Code zu modifizieren. Dadurch bleibt der Code stabil und es besteht keine Gefahr von ungewollten Nebeneffekten.</text:p>
      <text:h text:style-name="P173" text:outline-level="4"/>
      <text:h text:style-name="P174" text:outline-level="4">Negativ-Beispiel</text:h>
      <text:p text:style-name="Textbody"><text:span text:style-name="T175">Negativ-Beispiel wurde Refactored, da es über die Zeit sehr unübersichtlich wurde.</text:span></text:p>
      <text:p text:style-name="Textbody"><text:span text:style-name="T176">Commitlink:</text:span></text:p>
      <text:p text:style-name="Textbody"><text:span text:style-name="T177"><text:s/></text:span><text:a xlink:href="https://github.com/mohjohfox/cli-sudoku/commit/b471c8596367d025cfe6745a2ea6e905892462f0" office:target-frame-name="_top" xlink:show="replace"><text:span text:style-name="Hyperlink">https://github.com/mohjohfox/cli-sudoku/commit/b471c8596367d025cfe6745a2ea6e905892462f0</text:span></text:a></text:p>
      <text:p text:style-name="Textbody"><text:span text:style-name="T178">https://github.com/mohjohfox/cli-sudoku/commit/31c2345060f04dbce07956b5e583cd805a997090<text:s/></text:span></text:p>
      <text:p text:style-name="P179">Bei der Auswahl im Settingsmenu basiert vieles in unstrukturiertem Programmcode. Dort wird die Eingabe durch verschiedene if-Überprüfungen gefiltert und geschaut um welche Auswahl es sich handelt. Durch ein Switch-Case wurde dann der passende Programmcode zur Eingabe ausgeführt. Dies führte jedoch zu sehr komplexem und unübersichtlichen Code. Des Weiteren war er nur noch sehr schlecht wartbar. Die Lösung war eine ähnliche Umsetzung wie beim Spieldialog. Es wurde eine neue abstrakte Klasse namens UserAction implementiert. Diese hatte eine Methode executeAction. Da im Settingsmenu die Hinweise ausgestellt sowie Username und Passwort geändert werden können, wurden für all diese Aktionen seperate Klassen erstellt, welche von UserAction erben. Über Polymorphy wurde dann die Ausführung der jeweiligen Aktion umgesetzt.<text:s/></text:p>
      <text:p text:style-name="Textbody"><text:span text:style-name="T180"><draw:frame draw:style-name="a11" draw:name="Picture 1" text:anchor-type="as-char" svg:x="0in" svg:y="0in" svg:width="6.925in" svg:height="1.57292in" style:rel-width="scale" style:rel-height="scale"><draw:image xlink:href="media/image12.png" xlink:type="simple" xlink:show="embed" xlink:actuate="onLoad"/><svg:title/><svg:desc>A picture containing text, screenshot, line, font

Description automatically generated</svg:desc></draw:frame></text:span><text:span text:style-name="T181"><text:s/></text:span></text:p>
      <text:h text:style-name="P182" text:outline-level="3">Analyse [LSP/ISP] (1P)</text:h>
      <text:p text:style-name="Textbody"><text:span text:style-name="T183">[jeweils eine Klasse als positives und negatives Beispiel für entweder LSP<text:s/></text:span><text:span text:style-name="T184">oder</text:span><text:span text:style-name="T185"><text:s/>ISP; <text:s/>jeweils UML und Begründung, warum hier das Prinzip erfüllt/nicht erfüllt wird; beim Negativ-Beispiel UML einer möglichen Lösung hinzufügen]</text:span></text:p>
      <text:p text:style-name="P186">[Anm.: es darf nur ein Prinzip ausgewählt werden; es darf NICHT z.B. ein positives Beispiel für LSP und ein negatives Beispiel für ISP genommen werden]</text:p>
      <text:soft-page-break/>
      <text:h text:style-name="P187" text:outline-level="4">Positiv-Beispiel</text:h>
      <text:p text:style-name="Textbody"><text:span text:style-name="T188"><draw:frame draw:style-name="a12" draw:name="Picture 1" text:anchor-type="as-char" svg:x="0in" svg:y="0in" svg:width="6.925in" svg:height="1.90486in" style:rel-width="scale" style:rel-height="scale"><draw:image xlink:href="media/image10.png" xlink:type="simple" xlink:show="embed" xlink:actuate="onLoad"/><svg:title/><svg:desc>A screenshot of a computer

Description automatically generated with low confidence</svg:desc></draw:frame></text:span><text:span text:style-name="T189"><text:s text:c="2"/></text:span></text:p>
      <text:p text:style-name="P190">Im vorliegenden Beispiel wird das Liskovsche Substitutionsprinzip eingehalten, indem verschiedene ausführbare Aktionen eines Spielers von der abstrakten Klasse PlayAction erben. Die Klasse PlayAction dient als Abstraktion für die Zuweisung aller Implementierungen dieser Aktionen.</text:p>
      <text:p text:style-name="P191">Durch die Verwendung der abstrakten Klasse PlayAction als Datentyp für die Zuweisung wird das Liskovsche Substitutionsprinzip umgesetzt. Objekte der abgeleiteten Klassen können anstelle von Objekten der Basisklasse verwendet werden, ohne dass dies die Funktionalität des Programms beeinträchtigt. Dies ermöglicht es, die verschiedenen ausführbaren Aktionen einheitlich zu behandeln und sie austauschbar zu verwenden, was die Flexibilität und Erweiterbarkeit des Codes verbessert.</text:p>
      <text:h text:style-name="P192" text:outline-level="4"/>
      <text:h text:style-name="P193" text:outline-level="4">Negativ-Beispiel</text:h>
      <text:p text:style-name="P194">Für die Generierung von Sudokus gibt es unterschiedliche Möglichkeiten. Wir haben im Projekt zwei umgesetzt. Für beide Optionen gibt es jeweils eine einzelne Klasse, welche sich um die Generierung auf die jeweilige Art kümmert. Bei der Generierung zur Laufzeit wird dann ein Objekt dieser konkreten Klasse instanziiert und verwendet. Falls weitere Möglichkeiten für die Generierung hinzukommen sollten, kann dies unübersichtlich werden und zu Implementierungsproblemem führen. Ein möglicher Lösungsansatz wäre ein Interface oder abstrakte Klasse, welche beispielsweise SudokuGenerator heißt. Diese Klasse oder Interface beinhaltet dann die Methode generateSudoku. Für die Generierung kann dann die Klasse SudokuGenerator genutzt werden. Die konkrete Art der Generierung ist dann in der jeweiligen Unterklasse verborgen.</text:p>
      <text:p text:style-name="Textbody"><text:span text:style-name="T195"><draw:frame draw:style-name="a13" draw:name="Picture 1" text:anchor-type="as-char" svg:x="0in" svg:y="0in" svg:width="6.77083in" svg:height="2.14583in" style:rel-width="scale" style:rel-height="scale"><draw:image xlink:href="media/image13.png" xlink:type="simple" xlink:show="embed" xlink:actuate="onLoad"/><svg:title/><svg:desc>A picture containing text, screenshot, font, line

Description automatically generated</svg:desc></draw:frame></text:span></text:p>
      <text:p text:style-name="P196">Um das Liskovsche Substitutionsprinzip einzuhalten und das Beispiel zu verbessern, könnten beispielsweise folgende Schritte umgesetzt werden:</text:p>
      <text:soft-page-break/>
      <text:list text:style-name="LFO3" text:continue-numbering="true">
        <text:list-item>
          <text:p text:style-name="P197">Erstellung eines gemeinsamen Interfaces oder einer abstrakten Klasse: Um sicherzustellen, dass die abgeleiteten Klassen die gleichen Verhaltensweisen wie die Basisklasse aufweisen, sollte ein gemeinsames Interface oder eine abstrakte Klasse erstellt werden. In diesem Fall könnte ein Interface namens SudokuGenerator mit der Methode generateSudoku erstellt werden.</text:p>
        </text:list-item>
        <text:list-item>
          <text:p text:style-name="P198">Implementierung des Interfaces oder der abstrakten Klasse: Die konkreten Generierungsklassen sollten das Interface SudokuGenerator implementieren oder von der abstrakten Klasse SudokuGenerato" erben. Dadurch wird sichergestellt, dass alle Generierungsoptionen die gleiche Schnittstelle haben und die Methode generateSudoku implementieren müssen.</text:p>
        </text:list-item>
        <text:list-item>
          <text:p text:style-name="P199">Verwendung des gemeinsamen Interfaces oder der abstrakten Klasse: Anstatt direkt eine konkrete Klasse für die Generierung zur Laufzeit zu instanziieren, sollte das gemeinsame Interface oder die abstrakte Klasse verwendet werden. Dadurch kann das Liskovsche Substitutionsprinzip eingehalten werden, da alle konkreten Generierungsoptionen austauschbar sind und die gleiche Schnittstelle bieten.</text:p>
        </text:list-item>
      </text:list>
      <text:p text:style-name="P200">Durch dieses Vorgehen wird das Hinzufügen weiterer Generierungsoptionen vereinfacht. Wenn weitere Möglichkeiten für die Generierung hinzukommen sollten, können neue Klassen erstellt werden, die das gemeinsame Interface implementieren oder von der abstrakten Klasse erben. Dadurch bleiben die bestehenden Implementierungen unberührt, und es können problemlos neue Generierungsoptionen hinzugefügt werden.</text:p>
      <text:h text:style-name="P201" text:outline-level="3">Analyse [DIP] (1P)</text:h>
      <text:p text:style-name="P202">[jeweils eine Klasse als positives und negatives Beispiel für DIP; <text:s/>jeweils UML und Begründung, warum hier das Prinzip erfüllt/nicht erfüllt wird; beim Negativ-Beispiel UML einer möglichen Lösung hinzufügen]</text:p>
      <text:h text:style-name="P203" text:outline-level="4">Positiv-Beispiel</text:h>
      <text:p text:style-name="P204">Durch die hexagonale Architektur ist das DIP durch die Nutzung von Ports und Adapter gewährleistet.<text:s/></text:p>
      <text:p text:style-name="P205">In dem Beispiel wird die Businesslogik der Anwendung von externen Systemen wie dem Schreiben oder Lesen in eine Datei entkoppelt. Dabei fungieren die Ports als abstrakte Schnittstellen, die die Funktionalitäten definieren, die von der Businesslogik benötigt werden. Die konkrete Implementierung dieser Schnittstellen erfolgt in den Adaptern, die die Interaktion mit den externen Systemen übernehmen.</text:p>
      <text:p text:style-name="P206">Die Verwendung von Ports und Adaptern ermöglicht eine hohe Flexibilität und Erweiterbarkeit des Systems. Wenn beispielsweise die Art des externen Systems geändert werden soll, muss nur der entsprechende Adapter angepasst werden, während die Businesslogik unberührt bleibt. Dies erfüllt das Dependency-Inversion-Prinzip, da die Businesslogik nicht von konkreten Implementierungen abhängig ist, sondern von den abstrakten Schnittstellen (Ports), die eine Entkopplung und Austauschbarkeit ermöglichen.</text:p>
      <text:p text:style-name="P207"/>
      <text:soft-page-break/>
      <text:p text:style-name="Textbody"><draw:frame draw:style-name="a14" draw:name="Picture 1" text:anchor-type="as-char" svg:x="0in" svg:y="0in" svg:width="6.925in" svg:height="1.7875in" style:rel-width="scale" style:rel-height="scale"><draw:image xlink:href="media/image14.png" xlink:type="simple" xlink:show="embed" xlink:actuate="onLoad"/><svg:title/><svg:desc>A screenshot of a computer

Description automatically generated with low confidence</svg:desc></draw:frame></text:p>
      <text:h text:style-name="P208" text:outline-level="4">Negativ-Beispiel</text:h>
      <text:p text:style-name="Textbody"><text:span text:style-name="T209"><draw:frame draw:style-name="a15" draw:name="Picture 1" text:anchor-type="as-char" svg:x="0in" svg:y="0in" svg:width="6.925in" svg:height="2.31736in" style:rel-width="scale" style:rel-height="scale"><draw:image xlink:href="media/image4.png" xlink:type="simple" xlink:show="embed" xlink:actuate="onLoad"/><svg:title/><svg:desc>A screenshot of a computer

Description automatically generated with low confidence</svg:desc></draw:frame></text:span></text:p>
      <text:p text:style-name="P210">Das Dependency-Inversion-Prinzip besagt, dass Abhängigkeiten von konkreten Implementierungen zu abstrakten Schnittstellen umgekehrt werden sollten. In diesem Fall verwendet die Klasse DurationTrackService direkt die Adapterklasse, was bedeutet, dass sie von der konkreten Implementierung abhängig ist und nicht von einer abstrakten Schnittstelle oder einem Port.</text:p>
      <text:p text:style-name="P211">Um das Dependency-Inversion-Prinzip einzuhalten, wäre es empfehlenswert, einen Port oder eine abstrakte Schnittstelle zu definieren, die die benötigte Funktionalität abstrahiert. Die Klasse DurationTrackService sollte dann von diesem Port oder der abstrakten Schnittstelle (DurationTrackPort) abhängen, anstatt direkt von der konkreten Adapterklasse.</text:p>
      <text:p text:style-name="P212">Indem der Port oder die abstrakte Schnittstelle verwendet wird, wird die Klasse DurationTrackService entkoppelt und nicht mehr direkt vom externen System abhängig. Dadurch kann die Implementierung des Adapters ausgetauscht werden, ohne die Klasse DurationTrackService zu beeinflussen.</text:p>
      <text:p text:style-name="P213">Die Nutzung eines Ports oder einer abstrakten Schnittstelle zur Abstraktion und Entkopplung der Klasse DurationTrackService würde dem Dependency-Inversion-Prinzip entsprechen und eine bessere Flexibilität, Testbarkeit und Erweiterbarkeit ermöglichen.</text:p>
      <text:h text:style-name="P214" text:outline-level="1">Kapitel 4: Weitere Prinzipien (8P)</text:h>
      <text:h text:style-name="Überschrift3" text:outline-level="3"><text:span text:style-name="T215">Analyse GRASP: Geringe Kopplung (3P)</text:span><text:span text:style-name="T216"><text:s text:c="2"/></text:span><text:span text:style-name="T217"><text:s text:c="2"/></text:span></text:h>
      <text:p text:style-name="Textbody"><text:span text:style-name="T218">[eine<text:s/></text:span><text:span text:style-name="T219">bis jetzt noch nicht behandelte</text:span><text:span text:style-name="T220"><text:s/>Klasse als positives Beispiel geringer Kopplung; UML mit zusammenspielenden Klassen, Aufgabenbeschreibung der Klasse und Begründung, warum hier eine geringe Kopplung vorliegt]</text:span></text:p>
      <text:soft-page-break/>
      <text:h text:style-name="P221" text:outline-level="3">Analyse GRASP: Polymorphismus (1,5P) <text:s/></text:h>
      <text:p text:style-name="P222">[eine Klasse als positives Beispiel entweder von Polymorphismus oder von Pure Fabrication; UML Diagramm und Begründung, warum es hier zum Einsatz kommt]</text:p>
      <text:h text:style-name="Überschrift3" text:outline-level="3">Analyse GRASP: Pure Fabrication (1,5P) <text:s/></text:h>
      <text:p text:style-name="P223">[eine Klasse als positives Beispiel entweder von Polymorphismus oder von Pure Fabrication; UML Diagramm und Begründung, warum es hier zum Einsatz kommt]</text:p>
      <text:h text:style-name="P224" text:outline-level="3">DRY (2P)</text:h>
      <text:p text:style-name="P225">[ein Commit angeben, bei dem duplizierter Code/duplizierte Logik aufgelöst wurde; Code-Beispiele (vorher/nachher) einfügen; begründen und Auswirkung beschreiben – ggf. UML zum Verständnis ergänzen]</text:p>
      <text:h text:style-name="Überschrift1" text:outline-level="1"><text:span text:style-name="T226">Kapitel 5:<text:s/></text:span><text:span text:style-name="T227">Unit Tests</text:span><text:span text:style-name="T228"><text:s/>(8P)</text:span></text:h>
      <text:h text:style-name="P229" text:outline-level="3">10 Unit Tests (2P)</text:h>
      <text:p text:style-name="P230">[Nennung von 10 Unit-Tests und Beschreibung, was getestet wird]</text:p>
      <table:table table:style-name="Table231">
        <table:table-columns>
          <table:table-column table:style-name="TableColumn232"/>
          <table:table-column table:style-name="TableColumn233"/>
        </table:table-columns>
        <table:table-row table:style-name="TableRow234">
          <table:table-cell table:style-name="TableCell235">
            <text:p text:style-name="TableContents">Unit Test</text:p>
          </table:table-cell>
          <table:table-cell table:style-name="TableCell236">
            <text:p text:style-name="TableContents">Beschreibung</text:p>
          </table:table-cell>
        </table:table-row>
        <table:table-row table:style-name="TableRow237">
          <table:table-cell table:style-name="TableCell238">
            <text:p text:style-name="TableContents"><text:span text:style-name="T239">SudokuAdapterTest.saveSudokuTest()</text:span></text:p>
          </table:table-cell>
          <table:table-cell table:style-name="TableCell240">
            <text:p text:style-name="P241">Es wird die saveSudoku() Methode des SudokuPersistenceAdapters getestet, indem ein neu erzeugtes Sudoku gespeichert und dann anhand seiner Id mit dem Adapter wieder geladen wird. Danach wird geprüft, ob ein Sudoku ausgelesen worden konnte und, ob Dieses mit dem erzeugten Sudoku übereinstimmt.</text:p>
          </table:table-cell>
        </table:table-row>
        <table:table-row table:style-name="TableRow242">
          <table:table-cell table:style-name="TableCell243">
            <text:p text:style-name="P244">SudokuAdapterTest.deleteSudokuTest()</text:p>
          </table:table-cell>
          <table:table-cell table:style-name="TableCell245">
            <text:p text:style-name="P246">Es wird die deleteSudoku() Methode des SudokuPersistenceAdapters getestet. Dafür wird ein neues Sudoku generiert und mit der saveSudoku() Methode des SudokuPersistenceAdapters gespeichert. Daraufhin wird versucht das Sudoku anhand seiner Id mit der deleteSudoku() Methode zu löschen. Geprüft wird daraufhin, ob die Speicherdatei leer ist. Da, nach jedem Test die Speicherdatei gelöscht wird, wird bei Start des Testes zunächst die Datei ohne Speichereinträge angelegt.</text:p>
          </table:table-cell>
        </table:table-row>
        <table:table-row table:style-name="TableRow247">
          <table:table-cell table:style-name="TableCell248">
            <text:p text:style-name="P249">UserAdaptertest.changeUserNameTest()</text:p>
          </table:table-cell>
          <table:table-cell table:style-name="TableCell250">
            <text:p text:style-name="P251">Es wird die changeUserName() Methode des UserPorts getestet. Dafür werden vor jedem Test zwei User angelegt. Anhand des Usernames wird der User user1 ermittelt. Daraufhin wird über die changeUserName() Methode der Name zu „MyNewUserName“ verändert. Danach wird anhand des neuen Users das User Objekt aus dem persistenten Speicher mit der getUser() Methode geladen. Außerdem wird versucht den User anhand des alten Namens zu laden. Nun wird geprüft, ob der neue geladene User die gleichen Einstellungen und Passwort hat nur mit dem neuen Namen. Außerdem wird geprüft, ob der User, der anhand der alten Namen geladen wurde null ist.</text:p>
          </table:table-cell>
        </table:table-row>
        <table:table-row table:style-name="TableRow252">
          <table:table-cell table:style-name="TableCell253">
            <text:p text:style-name="P254">UserAdapterTest.changePasswordtest()</text:p>
          </table:table-cell>
          <table:table-cell table:style-name="TableCell255">
            <text:p text:style-name="P256">Es wird die changePassword() Methode der UserAdapter Klasse getestet. Das Vorgehen ist ähnlich zum changeUserNameTest(). <text:s/>Von einem der beiden testUser wird das Password mit der<text:s/><text:soft-page-break/>changePassword() Methode verändert. Danach wird der User neu geladen und überprüft, ob der Name, das neue Password und die Seetings stimmen.</text:p>
          </table:table-cell>
        </table:table-row>
        <text:soft-page-break/>
        <table:table-row table:style-name="TableRow257">
          <table:table-cell table:style-name="TableCell258">
            <text:p text:style-name="P259">UserAdapterTest.deleteTest()</text:p>
          </table:table-cell>
          <table:table-cell table:style-name="TableCell260">
            <text:p text:style-name="P261">Es wird die delete() Methode der UserAdapter Klasse getestet. Dafür wird einer der zuvorgenerierten User anhand seines UserName mit der delete() Methode gelöscht. Danach wird anhand der getAllUserNames() Methode des UserAdapter Klasse überprüft, ob der Name in der Liste vorkommt.</text:p>
          </table:table-cell>
        </table:table-row>
        <table:table-row table:style-name="TableRow262">
          <table:table-cell table:style-name="TableCell263">
            <text:p text:style-name="P264">SudokuValidatorTest.isSudokuValidTest()</text:p>
          </table:table-cell>
          <table:table-cell table:style-name="TableCell265">
            <text:p text:style-name="P266">Es wird die isSudokuValid() Methode der Klasse SudokuValidatorService getestet. Dafür wird ein MockValidFilledSudoku erstellt, welches ein valides gefülltes Sudoku mit der getGameField() Methode zurückliefert. Geprüft wird, ob die isSudokuValid() Methode true für das gameField des MockValidFilledSudoku Objektes zurückliefert.</text:p>
          </table:table-cell>
        </table:table-row>
        <table:table-row table:style-name="TableRow267">
          <table:table-cell table:style-name="TableCell268">
            <text:p text:style-name="P269">SudokuValidatorTest.isSudokuNotFullyFilledtest()</text:p>
          </table:table-cell>
          <table:table-cell table:style-name="TableCell270">
            <text:p text:style-name="P271">Es wird die isSudokuNotFullyFilled() Methode der Klasse SudokuValisatorService getestet. Dafür wird ein Objekt der gleichen MockValidFilledSudoku Klasse erstellt. Die getGameField() methode liefert ein gefülltes Feld. Deswegen wird zuerst getestet, ob sudokuValidatorService.isSudokuNotFullyFilled() mit dem Feld als Parameter false ergibt. Daraufhin wird ein Wert des Feldes auf 0 gesetzt und erneut geprüft, ob die Methode nun true zurückliefert.</text:p>
          </table:table-cell>
        </table:table-row>
        <table:table-row table:style-name="TableRow272">
          <table:table-cell table:style-name="TableCell273">
            <text:p text:style-name="P274">SudokuValidatorTest.crossCheckTest()</text:p>
          </table:table-cell>
          <table:table-cell table:style-name="TableCell275">
            <text:p text:style-name="P276">Es wird die Methode crossCheck() in der Klasse SudokuValidatorService gestestet. Um ein valides gefülltes Feld zu erhalten wird ein MockValidFilledSudoku Objekt erstellt und die Methode getGameField() aufgerufen. Außerdem wird ein SudokuArray erstellt, indemalle Werte null sind. Geprüft wird zunächst, ob crossCheck eine leere Liste zurückliefert, wenn das volle valide Sudoku geprüft wird. Daraufhin wird ein Feld auf 0 gesetzt und überprüft, ob die Methode weiterhin eine leere Liste liefert. Im letzten Schritt wird ein Feld auf einen falschen Wert gesetzt und überprüft, dass die Liste nun ein Element enthält.</text:p>
          </table:table-cell>
        </table:table-row>
        <table:table-row table:style-name="TableRow277">
          <table:table-cell table:style-name="TableCell278">
            <text:p text:style-name="P279"/>
          </table:table-cell>
          <table:table-cell table:style-name="TableCell280">
            <text:p text:style-name="P281"/>
          </table:table-cell>
        </table:table-row>
        <table:table-row table:style-name="TableRow282">
          <table:table-cell table:style-name="TableCell283">
            <text:p text:style-name="P284"/>
          </table:table-cell>
          <table:table-cell table:style-name="TableCell285">
            <text:p text:style-name="P286"/>
          </table:table-cell>
        </table:table-row>
      </table:table>
      <text:p text:style-name="P287"/>
      <text:h text:style-name="P288" text:outline-level="3">ATRIP: Automatic (1P)</text:h>
      <text:p text:style-name="P289">[Begründung/Erläuterung, wie ‘Automatic’ realisiert wurde]</text:p>
      <text:h text:style-name="P290" text:outline-level="3">ATRIP: Thorough (1P)</text:h>
      <text:p text:style-name="P291">[Code Coverage im Projekt analysieren und begründen]</text:p>
      <text:h text:style-name="P292" text:outline-level="3">ATRIP: Professional (1P)</text:h>
      <text:p text:style-name="P293">[1 positves Beispiel zu ‘Professional’; Code-Beispiel, Analyse und Begründung, was professionell ist]</text:p>
      <text:soft-page-break/>
      <text:h text:style-name="P294" text:outline-level="3">Fakes und Mocks (3P)</text:h>
      <text:p text:style-name="Textbody"><text:span text:style-name="T295">[Analyse und Begründung des Einsatzes von 2 Fake/Mock-Objekten (die Fake/Mocks sind<text:s/></text:span><text:span text:style-name="T296">ohne</text:span><text:span text:style-name="T297"><text:s/>Dritthersteller-Bibliothek/Framework zu implementieren); zusätzlich jeweils UML Diagramm mit Beziehungen zwischen Mock, zu mockender Klasse und Aufrufer des Mocks]</text:span></text:p>
      <text:p text:style-name="Textbody"><text:span text:style-name="T298">Wie oben bereits beschriebenen, wird ein Mock der Sudoku Klasse verwendet. Diese Klasse heißt MockValidFilledSudoku und erbt von der Klasse Sudoku. Es ist sinnvoll ein Mock des Sudokus zu verwenden, da für den<text:s/></text:span><text:span text:style-name="T299">SudokuValidatorTest.isSudokuValidTest() Test nur ein Attribut der Sudokuklasse benötigt wird. Dieses Attribut ist das gameField, welches außerdem die Bedingung, dass es schon voll ausgefüllt und richtig ist, erfüllen muss. Mit dem SudokuBuilder lässt sich so ein Sudoku nicht erstellen, daher ist der Einsatz des Mocks, welches die Werte im Konstruktor ignoriert und in der Override Methode getGameField() das nötige Feld zurückliefert sinnvoll.</text:span></text:p>
      <text:p text:style-name="Textbody"><draw:frame draw:z-index="251673600" draw:style-name="a16" draw:name="Grafik 1" text:anchor-type="paragraph" svg:x="0in" svg:y="0.00039in" svg:width="3.07708in" svg:height="5.87361in" style:rel-width="scale" style:rel-height="scale"><draw:image xlink:href="media/image15.png" xlink:type="simple" xlink:show="embed" xlink:actuate="onLoad"/><svg:title/><svg:desc/></draw:frame></text:p>
      <text:soft-page-break/>
      <text:h text:style-name="Überschrift1" text:outline-level="1">Kapitel 6: Domain Driven Design (8P)</text:h>
      <text:h text:style-name="Überschrift3" text:outline-level="3">Ubiquitous Language (2P)</text:h>
      <text:p text:style-name="P300">[4 Beispiele für die Ubiquitous Language; jeweils Bezeichung, Bedeutung und kurze Begründung, warum es zur Ubiquitous Language gehört]</text:p>
      <table:table table:style-name="Table301">
        <table:table-columns>
          <table:table-column table:style-name="TableColumn302"/>
          <table:table-column table:style-name="TableColumn303"/>
          <table:table-column table:style-name="TableColumn304"/>
        </table:table-columns>
        <table:table-row table:style-name="TableRow305">
          <table:table-cell table:style-name="TableCell306">
            <text:p text:style-name="P307">Bezeichung</text:p>
          </table:table-cell>
          <table:table-cell table:style-name="TableCell308">
            <text:p text:style-name="P309">Bedeutung</text:p>
          </table:table-cell>
          <table:table-cell table:style-name="TableCell310">
            <text:p text:style-name="P311">Begründung</text:p>
          </table:table-cell>
        </table:table-row>
        <table:table-row table:style-name="TableRow312">
          <table:table-cell table:style-name="TableCell313">
            <text:p text:style-name="TableContents">Spielfeld</text:p>
          </table:table-cell>
          <table:table-cell table:style-name="TableCell314">
            <text:p text:style-name="P315">Zweidimensionales Array mit Werten. Beide Dimensionen sind gleich groß.</text:p>
          </table:table-cell>
          <table:table-cell table:style-name="TableCell316">
            <text:p text:style-name="P317">Ein (Sudoku) Spielfeld hat im klassischen Sinne die Größe 9*9. In der vorliegenden Definition wird die Größe jedoch nicht beschränkt, da auch 4*4 und 16*16 Sudokus im Programm vorkommen.</text:p>
          </table:table-cell>
        </table:table-row>
        <table:table-row table:style-name="TableRow318">
          <table:table-cell table:style-name="TableCell319">
            <text:p text:style-name="TableContents">Output</text:p>
          </table:table-cell>
          <table:table-cell table:style-name="TableCell320">
            <text:p text:style-name="P321">Textuelle Ausgabe von Nutzeranweisungen oder de, Spielfeld in die Konsole.</text:p>
          </table:table-cell>
          <table:table-cell table:style-name="TableCell322">
            <text:p text:style-name="P323">Output kann in jeder Form vorliegen. Als Output könnten beispielsweise auch die Dateien zur Persistierung der Daten bezeichnet werden. Jedoch ist dies unter der Definition nicht gemeint.</text:p>
          </table:table-cell>
        </table:table-row>
        <table:table-row table:style-name="TableRow324">
          <table:table-cell table:style-name="TableCell325">
            <text:p text:style-name="TableContents">Setting</text:p>
          </table:table-cell>
          <table:table-cell table:style-name="TableCell326">
            <text:p text:style-name="P327">Informationen, mit welchen Hilfsaktionen ein Sudoku gelöst werden kann.</text:p>
          </table:table-cell>
          <table:table-cell table:style-name="TableCell328">
            <text:p text:style-name="P329">Setting kann in verschiedenen Spielkontexten unterschiedliche Dinge bedeuten. In unserem Fall geht es nur um aktive Tipps.</text:p>
          </table:table-cell>
        </table:table-row>
        <table:table-row table:style-name="TableRow330">
          <table:table-cell table:style-name="TableCell331">
            <text:p text:style-name="TableContents">Menu</text:p>
          </table:table-cell>
          <table:table-cell table:style-name="TableCell332">
            <text:p text:style-name="P333">Dialog, der es den Anwender:innen ermöglicht zwischen verschiedenen Optionen auszuwählen.</text:p>
          </table:table-cell>
          <table:table-cell table:style-name="TableCell334">
            <text:p text:style-name="P335">Menu ist ein doppeldeutiger Begriff der zum einen sich auf Essen oder auf den hier vorliegenden Fall beziehen kann. Daher ist die Klärung der Definition sinnvoll.</text:p>
          </table:table-cell>
        </table:table-row>
      </table:table>
      <text:p text:style-name="P336"/>
      <text:h text:style-name="Überschrift3" text:outline-level="3">Repositories (1,5P)</text:h>
      <text:p text:style-name="P337">[UML, Beschreibung und Begründung des Einsatzes eines Repositories; falls kein Repository vorhanden: ausführliche Begründung, warum es keines geben kann/hier nicht sinnvoll ist – NICHT, warum es nicht implementiert wurde]</text:p>
      <text:p text:style-name="Textbody"><draw:frame draw:z-index="251671552" draw:style-name="a17" draw:name="Grafik 2" text:anchor-type="paragraph" svg:x="1.60833in" svg:y="1.19653in" svg:width="3.79167in" svg:height="1.98958in" style:rel-width="scale" style:rel-height="scale"><draw:image xlink:href="media/image16.png" xlink:type="simple" xlink:show="embed" xlink:actuate="onLoad"/><svg:title/><svg:desc/></draw:frame><text:span text:style-name="T338">Das Interface UserPort stellt ein erweitertes Repository dar. Es ist die Schnittstelle zum Speicern, Löschen, Verändern und Finden von Nutzern. Das Interface wird implementiert von der Klasse Sudoku Adapter. Während dem Programmablauf ist es nötig, einen User aus dem persistenten Speicher anhand des userNames zu laden, außerdem soll es möglich sein den UserName und das Password eines Users zu ändern. Dafür bietet sich die Nutzung eines User-Repositories in Form des UserPorts an.</text:span></text:p>
      <text:p text:style-name="P339"/>
      <text:soft-page-break/>
      <text:h text:style-name="P340" text:outline-level="3">Aggregates (1,5P)</text:h>
      <text:p text:style-name="P341">[UML, Beschreibung und Begründung des Einsatzes eines Aggregates; falls kein Aggregate vorhanden: ausführliche Begründung, warum es keines geben kann/hier nicht sinnvoll ist– NICHT, warum es nicht implementiert wurde]</text:p>
      <text:p text:style-name="P342">Die Sudoku Klasse stellt zusammen mit seinen Instanzvariablen ein Aggregat dar. Bei den Instanzvariablen handelt es sich um mehrere Objekte der Klasse SudokuArray, einem SudokuChang, einem Id String und einem Difficulty Object. Die letzteren zwei Objekte werden beim Erstellen des Sudsokuobjekts erzeugt und danach nicht mehr verändert. Auch die zwei Objekte initialGameiIeld und solvedGameField der Klasse SudokuArray, werden nach der Erstellung des Sudokus nicht mehr verändert. Jedoch kann das gameField, ebenfalls ein Objekt der Klasse SudokuArray, während des Spielverlaufs verändert werden. Von außen kann jedoch nicht auf dieses Objekt direkt zugegriffen werden, sondern wird es nur modifizeirt über die setField() Methode der Sudoku Klasse. Damit garantiert die Sudokuklasse einen konsistenten Zustand des gameField im Zusammenhang zu den anderen Objekten und damit des gesamten Aggregates. Das SudokuChange Objekt ist bei Erstellung zunächst null und wird beim Setzen eines Feldes verändert, es kann ebenfalls nicht von außen manipuliert werden und wird von der setField() Methode des Sudokus immer für den aktuellen Zug neu instanziiert. Die setField() Methode liefert dabei dem Aufrufer zurück, ob die Aktion erfolgreich durchgeführt wurde.</text:p>
      <text:p text:style-name="P343"/>
      <text:p text:style-name="Textbody"><text:span text:style-name="T344"><draw:frame draw:z-index="251666432" draw:style-name="a18" draw:name="Grafik 1" text:anchor-type="paragraph" svg:x="0in" svg:y="0in" svg:width="3.98958in" svg:height="3.82292in" style:rel-width="scale" style:rel-height="scale"><draw:image xlink:href="media/image17.png" xlink:type="simple" xlink:show="embed" xlink:actuate="onLoad"/><svg:title/><svg:desc>Ein Bild, das Text, Screenshot, Schrift, Zahl enthält.

Automatisch generierte Beschreibung</svg:desc></draw:frame></text:span><text:span text:style-name="T345"><text:s text:c="2"/></text:span></text:p>
      <text:soft-page-break/>
      <text:h text:style-name="P346" text:outline-level="3">Entities (1,5P)</text:h>
      <text:p text:style-name="Textbody"><text:span text:style-name="T347">[UML, Beschreibung und Begründung des Einsatzes einer Entity; falls keine Entity vorhanden: ausführliche Begründung, warum es keine geben kann/hier nicht sinnvoll ist– NICHT, warum es nicht implementiert wurde]</text:span></text:p>
      <text:p text:style-name="P348">Die Userklasse ist eine zentrale Entity der Anwendung. Sie kennzeichnet sich durch einen eindeutigen UserName, der nicht doppelt vergeben werden darf/kann. Das ist sinnvoll, da bei der Anmeldung verschiedene Benutzer über eine eindeutige Eigenschaft unterschieden werden müssen. Im Leaderboard wäre es auch nicht sinnvoll zwei unterschiedliche Nutzer mit dem gleichen UserName anzuzeigen, da diese so nicht unterschieden werden könnten.</text:p>
      <text:p text:style-name="P349"/>
      <text:p text:style-name="Textbody"><text:span text:style-name="T350"><draw:frame draw:z-index="251664384" draw:style-name="a19" draw:name="Grafik 1" text:anchor-type="paragraph" svg:x="0in" svg:y="0in" svg:width="2.55139in" svg:height="2.35417in" style:rel-width="scale" style:rel-height="scale"><draw:image xlink:href="media/image18.png" xlink:type="simple" xlink:show="embed" xlink:actuate="onLoad"/><svg:title/><svg:desc>Ein Bild, das Text, Screenshot, Schrift, Zahl enthält.

Automatisch generierte Beschreibung</svg:desc></draw:frame></text:span></text:p>
      <text:h text:style-name="P351" text:outline-level="3">Value Objects (1,5P)</text:h>
      <text:p text:style-name="P352">[UML, Beschreibung und Begründung des Einsatzes eines Value Objects; falls kein Value Object vorhanden: ausführliche Begründung, warum es keines geben kann/hier nicht sinnvoll ist– NICHT, warum es nicht implementiert wurde]</text:p>
      <text:p text:style-name="Textbody"><text:span text:style-name="T353"><draw:frame draw:z-index="251668480" draw:style-name="a20" draw:name="Grafik 1" text:anchor-type="paragraph" svg:x="0in" svg:y="1.74861in" svg:width="1.5625in" svg:height="1.4375in" style:rel-width="scale" style:rel-height="scale"><draw:image xlink:href="media/image19.png" xlink:type="simple" xlink:show="embed" xlink:actuate="onLoad"/><svg:title/><svg:desc>Ein Bild, das Text, Schrift, Screenshot, Zahl enthält.

Automatisch generierte Beschreibung</svg:desc></draw:frame></text:span><text:span text:style-name="T354">Das Record SudokuChange stellt ein Value Object dar, da die Werte nach dem setzten im Konstruktor nicht mehr verändert werden können. Das Record wird nur in der Sudokuklasse erstellt und für jede nötige Veränderung wird ein neues SudokuChange Record erstellt. Das SudokuChange record gibt die Änderung eines Feldes von einem alten zu einem neuen Wert an. Ein Value Object ist dafür sinnvoll, da in einem Zug des Spiels sich auch nur ein Feld ändert. Diese Änderung lässt sich perfekt mit dieser Klasse abbilden. Ein bestimmter Zug verändert sich auch nicht, nachdem er durchgeführt wurde. Damit ist die finale Eigenschaft eines Value Objects passend.</text:span></text:p>
      <text:soft-page-break/>
      <text:p text:style-name="Textbody"><text:span text:style-name="T355"><text:s/></text:span></text:p>
      <text:h text:style-name="P356" text:outline-level="1">Kapitel 7: Refactoring (8P)</text:h>
      <text:h text:style-name="P357" text:outline-level="3">Code Smells (2P)</text:h>
      <text:p text:style-name="Textbody"><text:span text:style-name="T358">[jeweils 1 Code-Beispiel zu 3 unterschiedlichen Code Smells aus der Vorlesung; jeweils Code-Beispiel und einen möglichen Lösungsweg bzw. den genommen Lösungsweg beschreiben (inkl.</text:span><text:span text:style-name="T359"><text:s/></text:span><text:span text:style-name="T360">(Pseudo-)Code)]</text:span></text:p>
      <text:h text:style-name="Überschrift4" text:outline-level="4">[CODE SMELL 1] – Duplicated Code</text:h>
      <text:p text:style-name="Textbody">Commit:<text:s/></text:p>
      <text:p text:style-name="Textbody"><text:a xlink:href="https://github.com/mohjohfox/cli-sudoku/commit/b4335f11c039cb3b043e0bd7cfb7018a9ef0f53a" office:target-frame-name="_top" xlink:show="replace"><text:span text:style-name="Hyperlink">https://github.com/mohjohfox/cli-sudoku/commit/b4335f11c039cb3b043e0bd7cfb7018a9ef0f53a</text:span></text:a></text:p>
      <text:p text:style-name="Textbody"><text:span text:style-name="T361"><draw:frame draw:z-index="7" draw:style-name="a21" draw:name="Image8" text:anchor-type="paragraph" svg:x="0in" svg:y="0in" svg:width="6.9252in" svg:height="1.1165in" style:rel-width="scale" style:rel-height="scale"><draw:image xlink:href="media/image20.png" xlink:type="simple" xlink:show="embed" xlink:actuate="onLoad"/><svg:title/><svg:desc/></draw:frame></text:span><text:span text:style-name="T362">Für eine gute Varianz bei der Generierung von Sudokus sind zwei unterschiedliche Generierungsmöglichkeiten implementiert. Beide Generierungsklassen stellen hierbei die Funktion generateSudoku() bereit. Hierfür nutzen sie die Methode getGameFields(Sudoku sudoku). Die Generierungsmethoden sind durch die Generierungseigenschaften unterschiedlich. Die getGameFields Methode ist jedoch exakt gleich und war anfangs doppelt implementiert. Dadurch muss die Methode bei einer Anpassung oder Veränderung auch angepasst werden und das in beiden Klassen.<text:s/></text:span></text:p>
      <text:soft-page-break/>
      <text:p text:style-name="Textbody"><text:span text:style-name="T363"><draw:frame draw:style-name="a22" draw:name="Picture 1" text:anchor-type="as-char" svg:x="0in" svg:y="0in" svg:width="6.925in" svg:height="6.34653in" style:rel-width="scale" style:rel-height="scale"><draw:image xlink:href="media/image21.png" xlink:type="simple" xlink:show="embed" xlink:actuate="onLoad"/><svg:title/><svg:desc>A screenshot of a computer code

Description automatically generated with medium confidence</svg:desc></draw:frame></text:span></text:p>
      <text:soft-page-break/>
      <text:p text:style-name="Textbody"><text:span text:style-name="T364"><draw:frame draw:style-name="a23" draw:name="Picture 1" text:anchor-type="as-char" svg:x="0in" svg:y="0in" svg:width="6.06335in" svg:height="8.12613in" style:rel-width="scale" style:rel-height="scale"><draw:image xlink:href="media/image22.png" xlink:type="simple" xlink:show="embed" xlink:actuate="onLoad"/><svg:title/><svg:desc>A screenshot of a computer program

Description automatically generated with medium confidence</svg:desc></draw:frame></text:span></text:p>
      <text:p text:style-name="P365">Um den duplizierten Code zu vermeiden ist eine abstrakte Klasse namens SudokuGenerator implementiert, welche die getGameField Methode beinhaltet. Darüber hinaus abstrahiert sie auch die Generierungsmethode. Die ursprünglichen Generierungsklassen erben nun von der abstrakten Klasse und haben dadurch die get-Methode zur Verfügung. Darüber hinaus ist sichergestellt, dass eine Generierungsklasse auch immer eine Generierungsmethode zur Verfügung stellt.</text:p>
      <text:soft-page-break/>
      <text:p text:style-name="Textbody"><text:span text:style-name="T366">Pseudocode für Lösung:</text:span></text:p>
      <text:p text:style-name="P367">public SudokuGeneratorBacktracking extends SudokuGenerator {</text:p>
      <text:p text:style-name="Textbody"><text:span text:style-name="T368"><text:tab/></text:span>Sudoku generateSudoku() {</text:p>
      <text:p text:style-name="Textbody"><text:tab/><text:tab/>...</text:p>
      <text:p text:style-name="Textbody"><text:tab/><text:tab/>GameField field = getGameFields(sudoku)</text:p>
      <text:p text:style-name="Textbody"><text:tab/><text:tab/>return generatedSudoku;</text:p>
      <text:p text:style-name="Textbody"><text:tab/>}</text:p>
      <text:p text:style-name="Textbody">}</text:p>
      <text:p text:style-name="Textbody"/>
      <text:p text:style-name="Textbody">public SudokuGeneratorTransformation extends SudokuGenerator {</text:p>
      <text:p text:style-name="Textbody"><text:tab/>Sudoku generateSudoku() {</text:p>
      <text:p text:style-name="Textbody"><text:tab/><text:tab/>...</text:p>
      <text:p text:style-name="Textbody"><text:tab/><text:tab/>GameField field = getGameFields(sudoku)</text:p>
      <text:p text:style-name="Textbody"><text:tab/><text:tab/>return generatedSudoku;</text:p>
      <text:p text:style-name="Textbody"><text:tab/>}</text:p>
      <text:p text:style-name="Textbody">} <text:s/></text:p>
      <text:p text:style-name="Textbody"/>
      <text:p text:style-name="Textbody">abstract class SudokuGenerator {</text:p>
      <text:p text:style-name="Textbody"><text:tab/>abstract Sudoku generateSudoku();</text:p>
      <text:p text:style-name="Textbody"><text:tab/></text:p>
      <text:p text:style-name="Textbody"><text:tab/>public SudokuArray getGameFields(Sudoku sudoku) {</text:p>
      <text:p text:style-name="P369"><text:tab/>...</text:p>
      <text:p text:style-name="P370"><text:tab/>return gameField</text:p>
      <text:p text:style-name="P371">}</text:p>
      <text:p text:style-name="Textbody">}</text:p>
      <text:p text:style-name="Textbody"/>
      <text:h text:style-name="Überschrift4" text:outline-level="4">[CODE SMELL 2] – Large Class</text:h>
      <text:p text:style-name="Textbody">Commit:<text:s/></text:p>
      <text:p text:style-name="Textbody"><text:a xlink:href="https://github.com/mohjohfox/cli-sudoku/commit/b6a01380718b74ef77e0975aea87ba9f8c4ec053" office:target-frame-name="_top" xlink:show="replace"><text:span text:style-name="Hyperlink">https://github.com/mohjohfox/cli-sudoku/commit/b6a01380718b74ef77e0975aea87ba9f8c4ec053</text:span></text:a></text:p>
      <text:p text:style-name="Textbody"><text:a xlink:href="https://github.com/mohjohfox/cli-sudoku/commit/d43576a649786b4174b1f7f9ce859b84ee7943c4" office:target-frame-name="_top" xlink:show="replace">https://github.com/mohjohfox/cli-sudoku/commit/d43576a649786b4174b1f7f9ce859b84ee7943c4</text:a></text:p>
      <text:soft-page-break/>
      <text:p text:style-name="Textbody"><draw:frame draw:z-index="8" draw:style-name="a24" draw:name="Image9" text:anchor-type="paragraph" svg:x="0in" svg:y="0in" svg:width="6.9252in" svg:height="1.828in" style:rel-width="scale" style:rel-height="scale"><draw:image xlink:href="media/image23.png" xlink:type="simple" xlink:show="embed" xlink:actuate="onLoad"/><svg:title/><svg:desc/></draw:frame><text:span text:style-name="T372">Für die Generierung eines Sudokus durch Transformation gab es die Klasse SudokuTransformator. Diese hat einige Funktionen für die Transformation beinhaltet. Dadurch wurde die Klasse der groß.<text:s/></text:span></text:p>
      <text:soft-page-break/>
      <text:p text:style-name="Textbody"><text:span text:style-name="T373"><draw:frame draw:style-name="a25" draw:name="Picture 1" text:anchor-type="as-char" svg:x="0in" svg:y="0in" svg:width="5.69871in" svg:height="9.00126in" style:rel-width="scale" style:rel-height="scale"><draw:image xlink:href="media/image24.png" xlink:type="simple" xlink:show="embed" xlink:actuate="onLoad"/><svg:title/><svg:desc>A screenshot of a computer program

Description automatically generated with medium confidence</svg:desc></draw:frame></text:span></text:p>
      <text:soft-page-break/>
      <text:p text:style-name="P374">Durch ein Refactoring dieser Klasse wurden die Funktionen in einzelne Klassen weiter aufgeteilt. Zuerst wurde eine SudokuGeneratorTransformation Klasse eingeführt. Diese nutzte dann die ursprüngliche Transformator Klasse. Die ursprünglichen Funktionen wurden zwischen beiden Klassen aufgeteilt. Die neu eingeführte Klasse beinhaltete allerdings immer noch einige Funktionen und war sehr groß. Aus diesem Grund wurden nochmals eine weitere Klasse namens FieldsRemover eingeführt, welche sich um das strukturierte Entfernen von Felder im Spielfeld kümmert. Dadurch war sichergestellt, dass jede Klasse eine gewisse Funktion erfüllt und keine Klasse überfüllt ist.</text:p>
      <text:p text:style-name="P375"/>
      <text:p text:style-name="Textbody"><text:span text:style-name="T376">Pseudocode für Lösung:</text:span></text:p>
      <text:p text:style-name="P377">public class SudokuGeneratorTransformation {</text:p>
      <text:p text:style-name="Textbody"><text:span text:style-name="T378"><text:tab/></text:span>public Sudoku generateSudoku(Difficulty dif) {</text:p>
      <text:p text:style-name="Textbody"><text:tab/><text:tab/>....</text:p>
      <text:p text:style-name="P379">}</text:p>
      <text:p text:style-name="Textbody">}</text:p>
      <text:p text:style-name="Textbody"/>
      <text:p text:style-name="Textbody">public class FieldsRemover {</text:p>
      <text:p text:style-name="Textbody"><text:tab/>public removeFields(Sudoku sudoku, Difficulty dif)</text:p>
      <text:p text:style-name="Textbody"><text:tab/>removeNumberOfCells()</text:p>
      <text:p text:style-name="Textbody">}</text:p>
      <text:p text:style-name="Textbody"/>
      <text:p text:style-name="Textbody">public class SudokuTransformator {</text:p>
      <text:p text:style-name="Textbody"><text:tab/>transform(Sudoku sudoku)</text:p>
      <text:p text:style-name="Textbody"><text:tab/>mirrorVertiacl()</text:p>
      <text:p text:style-name="Textbody"><text:tab/>exchangeCols()</text:p>
      <text:p text:style-name="Textbody"><text:tab/>exchangeBlockRows()</text:p>
      <text:p text:style-name="Textbody">}</text:p>
      <text:p text:style-name="Textbody"/>
      <text:h text:style-name="Überschrift4" text:outline-level="4">[CODE SMELL 3] – Long Method</text:h>
      <text:p text:style-name="Textbody">Refactoring commits:</text:p>
      <text:p text:style-name="Textbody">https://github.com/mohjohfox/cli-sudoku/commit/e359a100d94f71ccd615d0bbdcba66936b10a89f<text:s/><text:a xlink:href="https://github.com/mohjohfox/cli-sudoku/commit/4738147c9426e0db1e6ef323c63690bb3d34c8d8" office:target-frame-name="_top" xlink:show="replace">https://github.com/mohjohfox/cli-sudoku/commit/4738147c9426e0db1e6ef323c63690bb3d34c8d8</text:a></text:p>
      <text:soft-page-break/>
      <text:p text:style-name="Textbody"><draw:frame draw:z-index="6" draw:style-name="a26" draw:name="Image7" text:anchor-type="paragraph" svg:x="0in" svg:y="0in" svg:width="6.9252in" svg:height="1.702in" style:rel-width="scale" style:rel-height="scale"><draw:image xlink:href="media/image25.png" xlink:type="simple" xlink:show="embed" xlink:actuate="onLoad"/><svg:title/><svg:desc/></draw:frame></text:p>
      <text:p text:style-name="P380">Die Methode userInputDialog() kümmert sich um den Spieldialog während eines Spiels. Anfangs war sämtliche Logik in dieser Methode involviert.<text:s/></text:p>
      <text:soft-page-break/>
      <text:p text:style-name="Textbody"><text:span text:style-name="T381"><draw:frame draw:style-name="a27" draw:name="Picture 1" text:anchor-type="as-char" svg:x="0in" svg:y="0in" svg:width="6.925in" svg:height="9.24306in" style:rel-width="scale" style:rel-height="scale"><draw:image xlink:href="media/image26.png" xlink:type="simple" xlink:show="embed" xlink:actuate="onLoad"/><svg:title/><svg:desc>A screenshot of a computer program

Description automatically generated with medium confidence</svg:desc></draw:frame></text:span></text:p>
      <text:soft-page-break/>
      <text:p text:style-name="P382">Die einzelnen Überprüfungen wurden dann in einzelne Methoden ausgelagert. Dadurch ist eine einfachere Anpassung und vor allem übersichtlichere Darstellung vorhanden.</text:p>
      <text:p text:style-name="P383">Pseudocode für Lösung:</text:p>
      <text:p text:style-name="P384">private Boolean userInputDialog(){</text:p>
      <text:p text:style-name="Textbody"><text:span text:style-name="T385"><text:tab/></text:span><text:span text:style-name="T386">getCorrectValue()</text:span></text:p>
      <text:p text:style-name="P387"><text:tab/>getRowFromSplitInput()</text:p>
      <text:p text:style-name="P388"><text:tab/>getColFromSplitInput()</text:p>
      <text:p text:style-name="P389">}</text:p>
      <text:p text:style-name="P390">private int getCorrectValue(String fieldInput)</text:p>
      <text:p text:style-name="P391">private int[] splitControleInputInteger(String input)</text:p>
      <text:p text:style-name="P392">private int getRowFromSplitInput(int[] splitInput)</text:p>
      <text:p text:style-name="P393">private int getColFromSplitInput(int[] splitInput)</text:p>
      <text:p text:style-name="P394">private Boolean areHintsActivated()</text:p>
      <text:p text:style-name="P395">private Boolean isValueHint(String input)</text:p>
      <text:p text:style-name="P396">....</text:p>
      <text:h text:style-name="P397" text:outline-level="3">3 Refactorings (6P)</text:h>
      <text:p text:style-name="P398">[3 unterschiedliche Refactorings aus der Vorlesung anwenden, begründen, sowie UML vorher/nachher liefern; jeweils auf die Commits verweisen]</text:p>
      <text:p text:style-name="P399">1. Extract Method</text:p>
      <text:p text:style-name="P400">Commits:</text:p>
      <text:p text:style-name="Textbody"><text:span text:style-name="T401">https://github.com/mohjohfox/cli-sudoku/commit/e359a100d94f71ccd615d0bbdcba66936b10a89f<text:s/></text:span><text:a xlink:href="https://github.com/mohjohfox/cli-sudoku/commit/4738147c9426e0db1e6ef323c63690bb3d34c8d8" office:target-frame-name="_top" xlink:show="replace"><text:span text:style-name="T402">https://github.com/mohjohfox/cli-sudoku/commit/4738147c9426e0db1e6ef323c63690bb3d34c8d8</text:span></text:a></text:p>
      <text:p text:style-name="Textbody"><text:span text:style-name="T403">Die Methode userInputDialog hat einige Überprüfungen drin, welche beispielsweise prüfen ob Hinweise aktiviert sind. Die einzelnen Überprüfungen und folgende Aktionen sind in jeweils einzelne Methode ausgelagert worden. Dadurch ist eine bessere Übersicht gewährleistet. Darüber hinaus ist der Programmcode deutlich übersichtlicher und jede Methode beschreibt was genau passiert.</text:span></text:p>
      <text:p text:style-name="P404">2. Rename Method</text:p>
      <text:p text:style-name="Textbody"><text:span text:style-name="T405">Commit:</text:span></text:p>
      <text:p text:style-name="Textbody"><text:span text:style-name="T406"><text:s/></text:span><text:a xlink:href="https://github.com/mohjohfox/cli-sudoku/commit/c1a1c020983c141d73346a8bbd2f2940f61e2819" office:target-frame-name="_top" xlink:show="replace"><text:span text:style-name="T407">https://github.com/mohjohfox/cli-sudoku/commit/c1a1c020983c141d73346a8bbd2f2940f61e2819</text:span></text:a></text:p>
      <text:p text:style-name="P408"/>
      <text:p text:style-name="P409"/>
      <text:soft-page-break/>
      <text:p text:style-name="Textbody"><text:span text:style-name="T410"><draw:frame draw:z-index="5" draw:style-name="a28" draw:name="Image6" text:anchor-type="paragraph" svg:x="0.1866in" svg:y="-0.0937in" svg:width="6.5516in" svg:height="1.789in" style:rel-width="scale" style:rel-height="scale"><draw:image xlink:href="media/image27.png" xlink:type="simple" xlink:show="embed" xlink:actuate="onLoad"/><svg:title/><svg:desc/></draw:frame></text:span><text:span text:style-name="T411">In diesem Beispiel wurde eine Methode namens isSudokuFinished implementiert. Diese prüft, ob ein Sudoku vollständige ausgefüllt ist. Sie wird verwendet, um zu prüfen, ob ein Spiel abgeschlossen ist oder nicht. Während der Entwicklung warf diese Methode Fragen auf, da fälschlicherweise gedacht wurde, dass die Methode prüft, ob ein Sudoku vollständig korrekt gelöst wurde. Um diese Unstimmigkeit zu beseitigen, wurde die Methode umbenannt zu isSudokuFullyFilled. Dadurch herrscht Klarheit und die Methode macht auch exakt das, was ihr Namen vermuten lässt. <text:s/></text:span></text:p>
      <text:p text:style-name="P412">3. Replace Temp with Query</text:p>
      <text:p text:style-name="P413">Commit:</text:p>
      <text:p text:style-name="Textbody"><text:a xlink:href="https://github.com/mohjohfox/cli-sudoku/commit/7c5748a5c3a075f9ba7ae67c101a72c45ca0b346" office:target-frame-name="_top" xlink:show="replace"><text:span text:style-name="T414">https://github.com/mohjohfox/cli-sudoku/commit/7c5748a5c3a075f9ba7ae67c101a72c45ca0b346</text:span></text:a></text:p>
      <text:p text:style-name="Textbody"><text:a xlink:href="https://github.com/mohjohfox/cli-sudoku/commit/85b236f90bbbc50a47aa926c810e7be4a170c043" office:target-frame-name="_top" xlink:show="replace"><text:span text:style-name="T415">https://github.com/mohjohfox/cli-sudoku/commit/85b236f90bbbc50a47aa926c810e7be4a170c043</text:span></text:a></text:p>
      <text:p text:style-name="Textbody"><text:span text:style-name="T416"><draw:frame draw:z-index="9" draw:style-name="a29" draw:name="Image10" text:anchor-type="paragraph" svg:x="0in" svg:y="0in" svg:width="2.8228in" svg:height="0.8752in" style:rel-width="scale" style:rel-height="scale"><draw:image xlink:href="media/image28.png" xlink:type="simple" xlink:show="embed" xlink:actuate="onLoad"/><svg:title/><svg:desc/></draw:frame></text:span></text:p>
      <text:p text:style-name="P417"/>
      <text:p text:style-name="Textbody"/>
      <text:p text:style-name="P418">In diesem Beispiel wurde die Anzahl der zu entfernenden Felder im Spielfeld Inline in einem Switch-Statement ermittelt. Die lokale Variable wurde anschließend verwendet, um die Anzahl an Felder zu entfernen. Da die Berechnung in eine lokale Variable zugewiesen wurde, konnte diese theoretisch noch verändert werden. Um dies zu vermeiden, wurde der Teil überarbeitet. Nun findet die Berechnung der zu entfernenden Felder in einer Methode statt. Diese Methode wird dann direkt an der Stelle, an welcher die Felder entfernt werden, genutzt. Somit ist keine Manipulation mehr möglich.</text:p>
      <text:h text:style-name="P419" text:outline-level="1">Kapitel 8: Entwurfsmuster (8P)</text:h>
      <text:p text:style-name="Textbody"><text:span text:style-name="T420">[2 unterschiedliche Entwurfsmuster aus der Vorlesung (oder<text:s/></text:span><text:span text:style-name="T421">nach Absprache</text:span><text:span text:style-name="T422"><text:s/>auch andere) jeweils sinnvoll einsetzen, begründen und UML-Diagramm]</text:span></text:p>
      <text:h text:style-name="P423" text:outline-level="3">Entwurfsmuster: [Builder] (4P)</text:h>
      <text:p text:style-name="StandardWeb"><text:span text:style-name="T424">Für das Erstellen eines Sudokuobjekts wird das Builder-Pattern genutzt.<text:s/></text:span>Nachfolgend sind die Beweggründe aufgezeigt:<text:s/></text:p>
      <text:p text:style-name="StandardWeb"/>
      <text:list text:style-name="LFO4" text:continue-numbering="true">
        <text:list-item>
          <text:p text:style-name="P425">Er vereinfacht die Erstellung von Sudoku-Objekten mit optionalen Parametern: Die Sudoku-Klasse hat mehrere Konstruktoren mit unterschiedlichen Parametern, wodurch die Erstellung von Sudoku-Objekten etwas umständlich werden kann, insbesondere wenn einige Parameter<text:s/><text:soft-page-break/>optional sind. Mit einem Builder können Sie die gewünschten Parameter einfach und flexibel festlegen, ohne den Aufruf eines spezifischen Konstruktors zu verwenden.</text:p>
        </text:list-item>
        <text:list-item>
          <text:p text:style-name="P426">Er verbessert die Lesbarkeit des Codes: Die Verwendung eines Builders ermöglicht eine klare und aussagekräftige Syntax beim Erstellen von Sudoku-Objekten. Der Code wird lesbarer und leichter zu verstehen, da die einzelnen Methodenaufrufe des Builders die beabsichtigte Konfiguration der Sudoku-Instanz deutlich machen.</text:p>
        </text:list-item>
        <text:list-item>
          <text:p text:style-name="P427">Er ermöglicht eine konsistente Erstellung von Objekten: Der Builder kann interne Überprüfungen und Validierungen durchführen, um sicherzustellen, dass die erstellten Sudoku-Objekte gültig und konsistent sind. Zum Beispiel könnte der Builder sicherstellen, dass das initialGameField nur einmal gesetzt werden kann und nicht überschrieben wird.</text:p>
        </text:list-item>
        <text:list-item>
          <text:p text:style-name="P428">Er erleichtert zukünftige Änderungen und Erweiterungen: Wenn sich die Anforderungen an die Sudoku-Klasse ändern oder neue Optionen hinzugefügt werden sollen, ist es einfacher, den Builder anzupassen, anstatt die vorhandenen Konstruktoren zu ändern. Der Builder isoliert die Erstellungskomplexität und erleichtert die Wartung und Weiterentwicklung des Codes.</text:p>
        </text:list-item>
      </text:list>
      <text:p text:style-name="P429">Insgesamt verbessert der Einsatz eines Builders die Flexibilität, Lesbarkeit und Wartbarkeit des Codes, insbesondere wenn Sie mit einer Klasse arbeiten, die mehrere Konfigurationsparameter hat und deren Erstellung komplex sein kann.</text:p>
      <text:p text:style-name="P430"/>
      <text:soft-page-break/>
      <text:p text:style-name="P431"><text:span text:style-name="T432"><draw:frame draw:style-name="a30" draw:name="Picture 1" text:anchor-type="as-char" svg:x="0in" svg:y="0in" svg:width="6.925in" svg:height="6.10972in" style:rel-width="scale" style:rel-height="scale"><draw:image xlink:href="media/image29.png" xlink:type="simple" xlink:show="embed" xlink:actuate="onLoad"/><svg:title/><svg:desc>A screenshot of a computer

Description automatically generated</svg:desc></draw:frame></text:span></text:p>
      <text:p text:style-name="Textbody"/>
      <text:h text:style-name="P433" text:outline-level="3">Entwurfsmuster: [Singelton] (4P)</text:h>
      <text:p text:style-name="P434">Die Klasse DependencyFactory ist als Singelton implementiert, da Sie eine Art Dependency Injection-Framework implementiert.</text:p>
      <text:p text:style-name="P435"><text:span text:style-name="T436">Das Singleton-Entwurfsmuster gewährleistet, dass nur eine einzige Instanz der Klasse<text:s/></text:span><text:span text:style-name="T437">DependencyFactory</text:span><text:span text:style-name="T438"><text:s/>existiert und bietet einen globalen Zugriffspunkt auf diese Instanz über die statische Methode<text:s/></text:span><text:span text:style-name="T439">getInstance()</text:span><text:span text:style-name="T440">.</text:span></text:p>
      <text:p text:style-name="P441"><text:span text:style-name="T442">Durch die Verwendung des Singleton-Entwurfsmusters können Sie sicherstellen, dass es nur eine einzige Instanz der<text:s/></text:span><text:span text:style-name="T443">DependencyFactory</text:span><text:span text:style-name="T444"><text:s/>gibt, um eine konsistente Verwaltung der Abhängigkeiten zu gewährleisten. Jeder Aufruf von<text:s/></text:span><text:span text:style-name="T445">getInstance()</text:span><text:span text:style-name="T446"><text:s/>gibt die gleiche Instanz zurück.</text:span></text:p>
      <text:p text:style-name="P447"><text:span text:style-name="T448">Die<text:s/></text:span><text:span text:style-name="T449">DependencyFactory</text:span><text:span text:style-name="T450"><text:s/>ermöglicht das Registrieren von Abhängigkeiten über die Methode<text:s/></text:span><text:span text:style-name="T451">registerDependency()</text:span><text:span text:style-name="T452"><text:s/>und das Abrufen von Abhängigkeiten über die Methode<text:s/></text:span><text:span text:style-name="T453">getDependency()</text:span><text:span text:style-name="T454">. Damit können Sie Objekte verschiedener Klassen registrieren und abrufen, indem Sie den gewünschten Typ angeben.</text:span></text:p>
      <text:soft-page-break/>
      <text:p text:style-name="Textbody"><draw:frame draw:style-name="a31" draw:name="Picture 1" text:anchor-type="as-char" svg:x="0in" svg:y="0in" svg:width="4.29167in" svg:height="1.79167in" style:rel-width="scale" style:rel-height="scale"><draw:image xlink:href="media/image30.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Noto Sans Mono CJK SC" style:font-name-complex="Liberation Mono"/>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StandardWeb" style:display-name="Standard (Web)" style:family="paragraph" style:parent-style-name="Standard">
      <style:paragraph-properties style:vertical-align="auto" fo:margin-top="0.0694in" fo:margin-bottom="0.0694in"/>
      <style:text-properties style:font-name="Times New Roman" style:font-name-asian="Times New Roman" style:font-name-complex="Times New Roman" style:letter-kerning="false" style:language-complex="ar" style:country-complex="SA" fo:hyphenate="true"/>
    </style:style>
    <style:style style:name="HTMLCode" style:display-name="HTML Code" style:family="text" style:parent-style-name="Absatz-Standardschriftart">
      <style:text-properties style:font-name="Courier New" style:font-name-asian="Times New Roman" style:font-name-complex="Courier New" fo:font-size="10pt" style:font-size-asian="10pt" style:font-size-complex="10pt"/>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blob-code-inner" style:display-name="blob-code-inner" style:family="text" style:parent-style-name="Absatz-Standardschriftart"/>
    <style:style style:name="pl-k" style:display-name="pl-k" style:family="text" style:parent-style-name="Absatz-Standardschriftart"/>
    <style:style style:name="pl-smi" style:display-name="pl-smi" style:family="text" style:parent-style-name="Absatz-Standardschriftart"/>
    <style:style style:name="pl-en" style:display-name="pl-en" style:family="text" style:parent-style-name="Absatz-Standardschriftart"/>
    <style:style style:name="pl-s1" style:display-name="pl-s1" style:family="text" style:parent-style-name="Absatz-Standardschriftar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4LVL1" style:family="text">
      <style:text-properties style:font-name="Times New Roman" style:font-name-asian="Times New Roman" style:font-name-complex="Times New Roman"/>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Alisa Fien</dc:creator>
    <meta:creation-date>2021-07-07T10:33:00Z</meta:creation-date>
    <dc:date>2023-05-30T13:49:00Z</dc:date>
    <meta:template xlink:href="Normal" xlink:type="simple"/>
    <meta:editing-cycles>335</meta:editing-cycles>
    <meta:editing-duration>PT0S</meta:editing-duration>
    <meta:document-statistic meta:page-count="37" meta:paragraph-count="97" meta:word-count="7282" meta:character-count="48698" meta:row-count="345" meta:non-whitespace-character-count="41513"/>
  </office:meta>
</office:document-meta>
</file>